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237116.674999964" calcext:value-type="float">
            <text:p><text:s/>237,117 <text:s/></text:p>
          </table:table-cell>
          <table:table-cell table:style-name="ce41" office:value-type="float" office:value="61.2749293834906" calcext:value-type="float">
            <text:p><text:s/>61 <text:s/></text:p>
          </table:table-cell>
          <table:table-cell table:style-name="ce41" office:value-type="float" office:value="237055.400070581" calcext:value-type="float">
            <text:p><text:s/>237,055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429062.181" calcext:value-type="float">
            <text:p><text:s/>11,429,062 <text:s/></text:p>
          </table:table-cell>
          <table:table-cell table:style-name="ce42" office:value-type="float" office:value="2975690.7" calcext:value-type="float">
            <text:p><text:s/>2,975,691 <text:s/></text:p>
          </table:table-cell>
          <table:table-cell table:style-name="ce42" office:value-type="float" office:value="8225533.521" calcext:value-type="float">
            <text:p><text:s/>8,225,534 <text:s/></text:p>
          </table:table-cell>
          <table:table-cell table:style-name="ce42" office:value-type="float" office:value="43875.16" calcext:value-type="float">
            <text:p><text:s/>43,87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3962.8" calcext:value-type="float">
            <text:p><text:s/>183,96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70.8" calcext:value-type="float">
            <text:p><text:s/>8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70.8" calcext:value-type="float">
            <text:p><text:s/>8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78851.2074999646" calcext:value-type="float">
            <text:p><text:s/>78,851 <text:s/></text:p>
          </table:table-cell>
          <table:table-cell table:style-name="ce42" office:value-type="float" office:value="214178.886929384" calcext:value-type="float">
            <text:p><text:s/>214,179 <text:s/></text:p>
          </table:table-cell>
          <table:table-cell table:style-name="ce42" office:value-type="float" office:value="-138526.066929419" calcext:value-type="float">
            <text:p><text:s/>-138,5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98.3875" calcext:value-type="float">
            <text:p><text:s/>3,1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586456.8485" calcext:value-type="float">
            <text:p><text:s/>11,586,457 <text:s/></text:p>
          </table:table-cell>
          <table:table-cell table:style-name="ce43" office:value-type="float" office:value="2761573.088" calcext:value-type="float">
            <text:p><text:s/>2,761,573 <text:s/></text:p>
          </table:table-cell>
          <table:table-cell table:style-name="ce43" office:value-type="float" office:value="8601114.988" calcext:value-type="float">
            <text:p><text:s/>8,601,115 <text:s/></text:p>
          </table:table-cell>
          <table:table-cell table:style-name="ce43" office:value-type="float" office:value="43875.16" calcext:value-type="float">
            <text:p><text:s/>43,87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9893.6125" calcext:value-type="float">
            <text:p><text:s/>179,89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843928.5386559" calcext:value-type="float">
            <text:p><text:s/>10,843,929 <text:s/></text:p>
          </table:table-cell>
          <table:table-cell table:style-name="ce42" office:value-type="float" office:value="2761573.088" calcext:value-type="float">
            <text:p><text:s/>2,761,573 <text:s/></text:p>
          </table:table-cell>
          <table:table-cell table:style-name="ce42" office:value-type="float" office:value="5863284.78011566" calcext:value-type="float">
            <text:p><text:s/>5,863,2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22956.1875" calcext:value-type="float">
            <text:p><text:s/>1,822,9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762440.388" calcext:value-type="float">
            <text:p><text:s/>2,762,440 <text:s/></text:p>
          </table:table-cell>
          <table:table-cell table:style-name="ce42" office:value-type="float" office:value="2761573.088" calcext:value-type="float">
            <text:p><text:s/>2,761,5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7.3" calcext:value-type="float">
            <text:p><text:s/>8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964232.1155" calcext:value-type="float">
            <text:p><text:s/>1,964,2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143.228" calcext:value-type="float">
            <text:p><text:s/>142,1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22088.8875" calcext:value-type="float">
            <text:p><text:s/>1,822,0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093150.678" calcext:value-type="float">
            <text:p><text:s/>5,093,1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93150.678" calcext:value-type="float">
            <text:p><text:s/>5,093,1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24105.35715595" calcext:value-type="float">
            <text:p><text:s/>1,024,10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27990.874115657" calcext:value-type="float">
            <text:p><text:s/>627,99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538567.9812" calcext:value-type="float">
            <text:p><text:s/>3,538,5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127938.4" calcext:value-type="float">
            <text:p><text:s/>2,127,9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538567.9812" calcext:value-type="float">
            <text:p><text:s/>3,538,5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127938.4" calcext:value-type="float">
            <text:p><text:s/>2,127,9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40156.9424" calcext:value-type="float">
            <text:p><text:s/>540,1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4.344" calcext:value-type="float">
            <text:p><text:s/>1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44.8" calcext:value-type="float">
            <text:p><text:s/>7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174.344" calcext:value-type="float">
            <text:p><text:s/>1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4.344" calcext:value-type="float">
            <text:p><text:s/>1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60389.8353" calcext:value-type="float">
            <text:p><text:s/>260,3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744.8" calcext:value-type="float">
            <text:p><text:s/>7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79592.7631" calcext:value-type="float">
            <text:p><text:s/>279,59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7106.0218" calcext:value-type="float">
            <text:p><text:s/>17,10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470.6125" calcext:value-type="float">
            <text:p><text:s/>1,47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723833.32684405" calcext:value-type="float">
            <text:p><text:s/>3,723,83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737655.86388434" calcext:value-type="float">
            <text:p><text:s/>2,737,656 <text:s/></text:p>
          </table:table-cell>
          <table:table-cell table:style-name="ce44" office:value-type="float" office:value="43875.16" calcext:value-type="float">
            <text:p><text:s/>43,875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82660.4125" calcext:value-type="float">
            <text:p><text:s/>482,66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496866.16684405" calcext:value-type="float">
            <text:p><text:s/>3,496,86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737655.86388434" calcext:value-type="float">
            <text:p><text:s/>2,737,65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99568.4125" calcext:value-type="float">
            <text:p><text:s/>299,56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490245.80684405" calcext:value-type="float">
            <text:p><text:s/>3,490,2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31035.50388434" calcext:value-type="float">
            <text:p><text:s/>2,731,0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9568.4125" calcext:value-type="float">
            <text:p><text:s/>299,5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3604.091" calcext:value-type="float">
            <text:p><text:s/>3,6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04.091" calcext:value-type="float">
            <text:p><text:s/>3,6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66.098" calcext:value-type="float">
            <text:p><text:s/>1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6.098" calcext:value-type="float">
            <text:p><text:s/>1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1100.152178961" calcext:value-type="float">
            <text:p><text:s/>41,1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100.152178961" calcext:value-type="float">
            <text:p><text:s/>41,1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21735.090909066" calcext:value-type="float">
            <text:p><text:s/>221,7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1735.090909066" calcext:value-type="float">
            <text:p><text:s/>221,7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39083.997796316" calcext:value-type="float">
            <text:p><text:s/>639,0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9083.997796316" calcext:value-type="float">
            <text:p><text:s/>639,0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15679.183809864" calcext:value-type="float">
            <text:p><text:s/>115,6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679.183809864" calcext:value-type="float">
            <text:p><text:s/>115,6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3262.464" calcext:value-type="float">
            <text:p>( 33,262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3262.464" calcext:value-type="float">
            <text:p>( 33,26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82416.719809864" calcext:value-type="float">
            <text:p>( 82,417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2416.719809864" calcext:value-type="float">
            <text:p>( 82,41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82313.433945446" calcext:value-type="float">
            <text:p><text:s/>182,3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2313.433945446" calcext:value-type="float">
            <text:p><text:s/>182,3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337516.150041006" calcext:value-type="float">
            <text:p><text:s/>337,5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7516.150041006" calcext:value-type="float">
            <text:p><text:s/>337,5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3575.23" calcext:value-type="float">
            <text:p><text:s/>3,575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3575.23" calcext:value-type="float">
            <text:p><text:s/>3,575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244.09" calcext:value-type="float">
            <text:p><text:s/>2,2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44.09" calcext:value-type="float">
            <text:p><text:s/>2,2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25020.684" calcext:value-type="float">
            <text:p><text:s/>1,825,0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23101.984" calcext:value-type="float">
            <text:p><text:s/>1,823,1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18.7" calcext:value-type="float">
            <text:p><text:s/>1,9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566631.206" calcext:value-type="float">
            <text:p><text:s/>1,566,6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6631.206" calcext:value-type="float">
            <text:p><text:s/>1,566,6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58389.478" calcext:value-type="float">
            <text:p><text:s/>258,3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6470.778" calcext:value-type="float">
            <text:p><text:s/>256,4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18.7" calcext:value-type="float">
            <text:p><text:s/>1,9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53352.70295971" calcext:value-type="float">
            <text:p><text:s/>753,3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93710.8125" calcext:value-type="float">
            <text:p><text:s/>293,7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48595.50295971" calcext:value-type="float">
            <text:p><text:s/>748,5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88953.6125" calcext:value-type="float">
            <text:p><text:s/>288,9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4757.2" calcext:value-type="float">
            <text:p><text:s/>4,7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757.2" calcext:value-type="float">
            <text:p><text:s/>4,7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3938.9" calcext:value-type="float">
            <text:p><text:s/>3,93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46" office:value-type="float" office:value="3938.9" calcext:value-type="float">
            <text:p><text:s/>3,939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6620.36" calcext:value-type="float">
            <text:p><text:s/>6,6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20.36" calcext:value-type="float">
            <text:p><text:s/>6,6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620.36" calcext:value-type="float">
            <text:p><text:s/>6,62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620.36" calcext:value-type="float">
            <text:p><text:s/>6,62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26967.16" calcext:value-type="float">
            <text:p><text:s/>226,9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875.16" calcext:value-type="float">
            <text:p><text:s/>43,87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3092" calcext:value-type="float">
            <text:p><text:s/>183,0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26967.16" calcext:value-type="float">
            <text:p><text:s/>226,9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875.16" calcext:value-type="float">
            <text:p><text:s/>43,87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3092" calcext:value-type="float">
            <text:p><text:s/>183,0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9664213.677612" calcext:value-type="float">
            <text:p><text:s/>29,664,2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63524.677612" calcext:value-type="float">
            <text:p><text:s/>28,063,5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0689" calcext:value-type="float">
            <text:p><text:s/>1,600,6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4857185.537" calcext:value-type="float">
            <text:p><text:s/>24,857,1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857185.537" calcext:value-type="float">
            <text:p><text:s/>24,857,1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807028.140612" calcext:value-type="float">
            <text:p><text:s/>4,807,0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06339.140612" calcext:value-type="float">
            <text:p><text:s/>3,206,3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0689" calcext:value-type="float">
            <text:p><text:s/>1,600,6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99226.8" calcext:value-type="float">
            <text:p><text:s/>99,227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201827.2805738" calcext:value-type="float">
            <text:p><text:s/>28,201,827 <text:s/></text:p>
          </table:table-cell>
          <table:table-cell table:style-name="ce42" office:value-type="float" office:value="21899479.5" calcext:value-type="float">
            <text:p><text:s/>21,899,4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8054.323467" calcext:value-type="float">
            <text:p><text:s/>1,118,05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5945.331270977" calcext:value-type="float">
            <text:p><text:s/>665,9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7669.08" calcext:value-type="float">
            <text:p><text:s/>1,447,6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3556" calcext:value-type="float">
            <text:p><text:s/>643,5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1410816.15777434" calcext:value-type="float">
            <text:p><text:s/>-1,410,816 <text:s/></text:p>
          </table:table-cell>
          <table:table-cell table:style-name="ce42" office:value-type="float" office:value="-1620375.3" calcext:value-type="float">
            <text:p><text:s/>-1,620,37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920.892462" calcext:value-type="float">
            <text:p><text:s/>120,92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6954699.8270772" calcext:value-type="float">
            <text:p><text:s/>26,954,700 <text:s/></text:p>
          </table:table-cell>
          <table:table-cell table:style-name="ce43" office:value-type="float" office:value="23619081.6" calcext:value-type="float">
            <text:p><text:s/>23,619,08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97133.431005" calcext:value-type="float">
            <text:p><text:s/>997,13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11723.69049431" calcext:value-type="float">
            <text:p><text:s/>1,911,7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33.702802" calcext:value-type="float">
            <text:p><text:s/>3,53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47718.484256" calcext:value-type="float">
            <text:p><text:s/>147,718 <text:s/></text:p>
          </table:table-cell>
          <table:table-cell table:style-name="ce42" office:value-type="float" office:value="208749.56963406" calcext:value-type="float">
            <text:p><text:s/>208,750 <text:s/></text:p>
          </table:table-cell>
          <table:table-cell table:style-name="ce42" office:value-type="float" office:value="39646.42915023" calcext:value-type="float">
            <text:p><text:s/>39,646 <text:s/></text:p>
          </table:table-cell>
          <table:table-cell table:style-name="ce42" office:value-type="float" office:value="29405391.2697935" calcext:value-type="float">
            <text:p><text:s/>29,405,391 <text:s/></text:p>
          </table:table-cell>
          <table:table-cell table:style-name="ce42" office:value-type="float" office:value="23619081.6" calcext:value-type="float">
            <text:p><text:s/>23,619,0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629951.01" calcext:value-type="float">
            <text:p><text:s/>23,629,951 <text:s/></text:p>
          </table:table-cell>
          <table:table-cell table:style-name="ce42" office:value-type="float" office:value="23619081.6" calcext:value-type="float">
            <text:p><text:s/>23,619,0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25108.52" calcext:value-type="float">
            <text:p><text:s/>5,625,1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47718.484256" calcext:value-type="float">
            <text:p><text:s/>147,718 <text:s/></text:p>
          </table:table-cell>
          <table:table-cell table:style-name="ce43" office:value-type="float" office:value="208749.56963406" calcext:value-type="float">
            <text:p><text:s/>208,750 <text:s/></text:p>
          </table:table-cell>
          <table:table-cell table:style-name="ce43" office:value-type="float" office:value="39646.42915023" calcext:value-type="float">
            <text:p><text:s/>39,646 <text:s/></text:p>
          </table:table-cell>
          <table:table-cell table:style-name="ce43" office:value-type="float" office:value="150331.739793525" calcext:value-type="float">
            <text:p><text:s/>150,33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80612.2" calcext:value-type="float">
            <text:p><text:s/>580,612 <text:s/></text:p>
          </table:table-cell>
          <table:table-cell table:style-name="ce42" office:value-type="float" office:value="737740.3656" calcext:value-type="float">
            <text:p><text:s/>737,740 <text:s/></text:p>
          </table:table-cell>
          <table:table-cell table:style-name="ce42" office:value-type="float" office:value="92277.0156" calcext:value-type="float">
            <text:p><text:s/>92,277 <text:s/></text:p>
          </table:table-cell>
          <table:table-cell table:style-name="ce42" office:value-type="float" office:value="25346825.3389923" calcext:value-type="float">
            <text:p><text:s/>25,346,8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6074.5" calcext:value-type="float">
            <text:p><text:s/>866,075 <text:s/></text:p>
          </table:table-cell>
          <table:table-cell table:style-name="ce42" office:value-type="float" office:value="564907.778821" calcext:value-type="float">
            <text:p><text:s/>564,90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80612.2" calcext:value-type="float">
            <text:p><text:s/>580,612 <text:s/></text:p>
          </table:table-cell>
          <table:table-cell table:style-name="ce42" office:value-type="float" office:value="737740.3656" calcext:value-type="float">
            <text:p><text:s/>737,740 <text:s/></text:p>
          </table:table-cell>
          <table:table-cell table:style-name="ce42" office:value-type="float" office:value="92277.0156" calcext:value-type="float">
            <text:p><text:s/>92,277 <text:s/></text:p>
          </table:table-cell>
          <table:table-cell table:style-name="ce42" office:value-type="float" office:value="24828805.3392227" calcext:value-type="float">
            <text:p><text:s/>24,828,8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6074.5" calcext:value-type="float">
            <text:p><text:s/>866,075 <text:s/></text:p>
          </table:table-cell>
          <table:table-cell table:style-name="ce42" office:value-type="float" office:value="458131.4230514" calcext:value-type="float">
            <text:p><text:s/>458,13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18019.9997696" calcext:value-type="float">
            <text:p><text:s/>518,02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06776.3557696" calcext:value-type="float">
            <text:p><text:s/>106,77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45015.08" calcext:value-type="float">
            <text:p><text:s/>145,015 <text:s/></text:p>
          </table:table-cell>
          <table:table-cell table:style-name="ce42" office:value-type="float" office:value="367451.5362" calcext:value-type="float">
            <text:p><text:s/>367,452 <text:s/></text:p>
          </table:table-cell>
          <table:table-cell table:style-name="ce42" office:value-type="float" office:value="26771.1822" calcext:value-type="float">
            <text:p><text:s/>26,771 <text:s/></text:p>
          </table:table-cell>
          <table:table-cell table:style-name="ce42" office:value-type="float" office:value="1252914.75158681" calcext:value-type="float">
            <text:p><text:s/>1,252,91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6074.5" calcext:value-type="float">
            <text:p><text:s/>866,075 <text:s/></text:p>
          </table:table-cell>
          <table:table-cell table:style-name="ce42" office:value-type="float" office:value="3790.850189" calcext:value-type="float">
            <text:p><text:s/>3,7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1.48" calcext:value-type="float">
            <text:p><text:s/>3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75935.16" calcext:value-type="float">
            <text:p><text:s/>75,935 <text:s/></text:p>
          </table:table-cell>
          <table:table-cell table:style-name="ce42" office:value-type="float" office:value="156938.6931" calcext:value-type="float">
            <text:p><text:s/>156,939 <text:s/></text:p>
          </table:table-cell>
          <table:table-cell table:style-name="ce42" office:value-type="float" office:value="26771.1822" calcext:value-type="float">
            <text:p><text:s/>26,771 <text:s/></text:p>
          </table:table-cell>
          <table:table-cell table:style-name="ce42" office:value-type="float" office:value="8912.7" calcext:value-type="float">
            <text:p><text:s/>8,9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9079.92" calcext:value-type="float">
            <text:p><text:s/>69,080 <text:s/></text:p>
          </table:table-cell>
          <table:table-cell table:style-name="ce42" office:value-type="float" office:value="210512.8431" calcext:value-type="float">
            <text:p><text:s/>210,5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56" calcext:value-type="float">
            <text:p><text:s/>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8068.17158681" calcext:value-type="float">
            <text:p><text:s/>1,238,0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6074.5" calcext:value-type="float">
            <text:p><text:s/>866,075 <text:s/></text:p>
          </table:table-cell>
          <table:table-cell table:style-name="ce42" office:value-type="float" office:value="3790.850189" calcext:value-type="float">
            <text:p><text:s/>3,7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24.44" calcext:value-type="float">
            <text:p><text:s/>5,2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76.4" calcext:value-type="float">
            <text:p><text:s/>37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960.54" calcext:value-type="float">
            <text:p><text:s/>961 <text:s/></text:p>
          </table:table-cell>
          <table:table-cell table:style-name="ce44" office:value-type="float" office:value="12518.7909" calcext:value-type="float">
            <text:p><text:s/>12,519 <text:s/></text:p>
          </table:table-cell>
          <table:table-cell table:style-name="ce44" office:value-type="float" office:value="2156.0784" calcext:value-type="float">
            <text:p><text:s/>2,15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86918.095744" calcext:value-type="float">
            <text:p><text:s/>286,918 <text:s/></text:p>
          </table:table-cell>
          <table:table-cell table:style-name="ce44" office:value-type="float" office:value="149020.46886594" calcext:value-type="float">
            <text:p><text:s/>149,020 <text:s/></text:p>
          </table:table-cell>
          <table:table-cell table:style-name="ce44" office:value-type="float" office:value="23703.32584977" calcext:value-type="float">
            <text:p><text:s/>23,703 <text:s/></text:p>
          </table:table-cell>
          <table:table-cell table:style-name="ce44" office:value-type="float" office:value="19731495.4541949" calcext:value-type="float">
            <text:p><text:s/>19,731,49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554716.656835" calcext:value-type="float">
            <text:p><text:s/>1,554,71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86918.095744" calcext:value-type="float">
            <text:p><text:s/>286,918 <text:s/></text:p>
          </table:table-cell>
          <table:table-cell table:style-name="ce44" office:value-type="float" office:value="149020.46886594" calcext:value-type="float">
            <text:p><text:s/>149,020 <text:s/></text:p>
          </table:table-cell>
          <table:table-cell table:style-name="ce44" office:value-type="float" office:value="23703.32584977" calcext:value-type="float">
            <text:p><text:s/>23,703 <text:s/></text:p>
          </table:table-cell>
          <table:table-cell table:style-name="ce44" office:value-type="float" office:value="15369253.5056437" calcext:value-type="float">
            <text:p><text:s/>15,369,25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554716.656835" calcext:value-type="float">
            <text:p><text:s/>1,554,7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86918.095744" calcext:value-type="float">
            <text:p><text:s/>286,918 <text:s/></text:p>
          </table:table-cell>
          <table:table-cell table:style-name="ce42" office:value-type="float" office:value="149020.46886594" calcext:value-type="float">
            <text:p><text:s/>149,020 <text:s/></text:p>
          </table:table-cell>
          <table:table-cell table:style-name="ce42" office:value-type="float" office:value="23703.32584977" calcext:value-type="float">
            <text:p><text:s/>23,703 <text:s/></text:p>
          </table:table-cell>
          <table:table-cell table:style-name="ce42" office:value-type="float" office:value="5244646.73856267" calcext:value-type="float">
            <text:p><text:s/>5,244,6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9785.929754" calcext:value-type="float">
            <text:p><text:s/>359,7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641.566595" calcext:value-type="float">
            <text:p><text:s/>33,6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1.826595" calcext:value-type="float">
            <text:p><text:s/>1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8407.797043596" calcext:value-type="float">
            <text:p><text:s/>438,4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49.343095" calcext:value-type="float">
            <text:p><text:s/>1,9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2133.812354481" calcext:value-type="float">
            <text:p><text:s/>902,1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.25055" calcext:value-type="float">
            <text:p><text:s/>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156.4" calcext:value-type="float">
            <text:p><text:s/>25,1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82.77033" calcext:value-type="float">
            <text:p><text:s/>8,4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.55033" calcext:value-type="float">
            <text:p><text:s/>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8815.543039568" calcext:value-type="float">
            <text:p><text:s/>438,8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06.41584" calcext:value-type="float">
            <text:p><text:s/>1,7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04.594386" calcext:value-type="float">
            <text:p><text:s/>6,0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04.344386" calcext:value-type="float">
            <text:p><text:s/>3,7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5684.91640618" calcext:value-type="float">
            <text:p><text:s/>1,145,6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11.155884" calcext:value-type="float">
            <text:p><text:s/>1,7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5023.82147633" calcext:value-type="float">
            <text:p><text:s/>1,125,0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11.155884" calcext:value-type="float">
            <text:p><text:s/>1,7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25023.82151604" calcext:value-type="float">
            <text:p>( 1,125,02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711.155884" calcext:value-type="float">
            <text:p>( 1,71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-0.0000397072" calcext:value-type="float">
            <text:p>( -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661.0949399684" calcext:value-type="float">
            <text:p><text:s/>20,6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0.00001012" calcext:value-type="float">
            <text:p><text:s/>-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710.99145" calcext:value-type="float">
            <text:p><text:s/>109,7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10.77145" calcext:value-type="float">
            <text:p><text:s/>2,3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708.065668" calcext:value-type="float">
            <text:p><text:s/>108,7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228.865668" calcext:value-type="float">
            <text:p><text:s/>9,22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32834.39813784" calcext:value-type="float">
            <text:p><text:s/>232,83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3229.462804" calcext:value-type="float">
            <text:p><text:s/>13,2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4816.609103" calcext:value-type="float">
            <text:p><text:s/>604,8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692.559103" calcext:value-type="float">
            <text:p><text:s/>59,6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662.260763" calcext:value-type="float">
            <text:p><text:s/>100,6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98.120763" calcext:value-type="float">
            <text:p><text:s/>1,6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4154.34834" calcext:value-type="float">
            <text:p><text:s/>504,1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994.43834" calcext:value-type="float">
            <text:p><text:s/>57,9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9200.078167" calcext:value-type="float">
            <text:p>( 39,20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3268.568167" calcext:value-type="float">
            <text:p>( 13,269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53941.802153" calcext:value-type="float">
            <text:p>( 253,942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9388.842153" calcext:value-type="float">
            <text:p>( 9,38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86918.095744" calcext:value-type="float">
            <text:p><text:s/>286,918 <text:s/></text:p>
          </table:table-cell>
          <table:table-cell table:style-name="ce42" office:value-type="float" office:value="149020.46886594" calcext:value-type="float">
            <text:p><text:s/>149,020 <text:s/></text:p>
          </table:table-cell>
          <table:table-cell table:style-name="ce42" office:value-type="float" office:value="23703.32584977" calcext:value-type="float">
            <text:p><text:s/>23,703 <text:s/></text:p>
          </table:table-cell>
          <table:table-cell table:style-name="ce42" office:value-type="float" office:value="576802.386257" calcext:value-type="float">
            <text:p><text:s/>576,8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453.896257" calcext:value-type="float">
            <text:p><text:s/>32,4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86918.095744" calcext:value-type="float">
            <text:p><text:s/>286,918 <text:s/></text:p>
          </table:table-cell>
          <table:table-cell table:style-name="ce42" office:value-type="float" office:value="149020.46886594" calcext:value-type="float">
            <text:p><text:s/>149,020 <text:s/></text:p>
          </table:table-cell>
          <table:table-cell table:style-name="ce42" office:value-type="float" office:value="23703.32584977" calcext:value-type="float">
            <text:p><text:s/>23,703 <text:s/></text:p>
          </table:table-cell>
          <table:table-cell table:style-name="ce42" office:value-type="float" office:value="517955.44378" calcext:value-type="float">
            <text:p><text:s/>517,9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416.56378" calcext:value-type="float">
            <text:p><text:s/>28,4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846.942477" calcext:value-type="float">
            <text:p><text:s/>58,8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37.332477" calcext:value-type="float">
            <text:p><text:s/>4,0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41.8" calcext:value-type="float">
            <text:p>( 24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309.728694" calcext:value-type="float">
            <text:p><text:s/>83,3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77.568694" calcext:value-type="float">
            <text:p><text:s/>8,47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7178.83" calcext:value-type="float">
            <text:p><text:s/>17,179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468.886628" calcext:value-type="float">
            <text:p><text:s/>73,4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00.436628" calcext:value-type="float">
            <text:p><text:s/>6,1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465.240773" calcext:value-type="float">
            <text:p><text:s/>63,4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76.480773" calcext:value-type="float">
            <text:p><text:s/>2,7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2542.041697" calcext:value-type="float">
            <text:p><text:s/>242,5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6178.001697" calcext:value-type="float">
            <text:p><text:s/>216,1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2.6" calcext:value-type="float">
            <text:p><text:s/>7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689.56" calcext:value-type="float">
            <text:p><text:s/>132,6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16157.08" calcext:value-type="float">
            <text:p><text:s/>7,016,1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279.2" calcext:value-type="float">
            <text:p><text:s/>100,2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55677.36" calcext:value-type="float">
            <text:p><text:s/>6,655,6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836" calcext:value-type="float">
            <text:p><text:s/>44,8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5364.52" calcext:value-type="float">
            <text:p><text:s/>215,3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3839.74" calcext:value-type="float">
            <text:p><text:s/>863,8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4.67" calcext:value-type="float">
            <text:p><text:s/>2,5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61315.07" calcext:value-type="float">
            <text:p><text:s/>861,31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5121.975523" calcext:value-type="float">
            <text:p><text:s/>1,055,1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42.755523" calcext:value-type="float">
            <text:p><text:s/>5,4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549.532196" calcext:value-type="float">
            <text:p><text:s/>119,5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45.702196" calcext:value-type="float">
            <text:p><text:s/>4,5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04.66" calcext:value-type="float">
            <text:p><text:s/>8,0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19.68" calcext:value-type="float">
            <text:p><text:s/>10,5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58.06" calcext:value-type="float">
            <text:p><text:s/>15,7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11.66" calcext:value-type="float">
            <text:p><text:s/>10,6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1056.782777" calcext:value-type="float">
            <text:p><text:s/>731,0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7.802777" calcext:value-type="float">
            <text:p><text:s/>83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9621.60055" calcext:value-type="float">
            <text:p><text:s/>159,62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59.25055" calcext:value-type="float">
            <text:p><text:s/>59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89487.971558" calcext:value-type="float">
            <text:p><text:s/>1,189,48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89487.971558" calcext:value-type="float">
            <text:p><text:s/>1,189,4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62241.94855121" calcext:value-type="float">
            <text:p><text:s/>4,362,2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62241.94855121" calcext:value-type="float">
            <text:p><text:s/>4,362,2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081649.57" calcext:value-type="float">
            <text:p>( 2,081,65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596757.561359" calcext:value-type="float">
            <text:p><text:s/>25,596,7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528545.012" calcext:value-type="float">
            <text:p><text:s/>24,528,5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8212.549359" calcext:value-type="float">
            <text:p><text:s/>1,068,2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48540.62" calcext:value-type="float">
            <text:p><text:s/>1,948,541 <text:s/></text:p>
          </table:table-cell>
          <table:table-cell table:style-name="ce42" office:value-type="float" office:value="710708.7" calcext:value-type="float">
            <text:p><text:s/>710,70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28" calcext:value-type="float">
            <text:p><text:s/>17,6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922.4969598703" calcext:value-type="float">
            <text:p><text:s/>28,9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643556" calcext:value-type="float">
            <text:p><text:s/>643,5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8193.224992" calcext:value-type="float">
            <text:p><text:s/>-8,193 <text:s/></text:p>
          </table:table-cell>
          <table:table-cell table:style-name="ce42" office:value-type="float" office:value="-1817.71" calcext:value-type="float">
            <text:p><text:s/>-1,818 <text:s/></text:p>
          </table:table-cell>
          <table:table-cell table:style-name="ce42" office:value-type="float" office:value="163054.76904013" calcext:value-type="float">
            <text:p><text:s/>163,055 <text:s/></text:p>
          </table:table-cell>
          <table:table-cell table:style-name="ce42" office:value-type="float" office:value="-228564.96" calcext:value-type="float">
            <text:p><text:s/>-228,565 <text:s/></text:p>
          </table:table-cell>
          <table:table-cell table:style-name="ce42" office:value-type="float" office:value="241774.733171892" calcext:value-type="float">
            <text:p><text:s/>241,775 <text:s/></text:p>
          </table:table-cell>
          <table:table-cell table:style-name="ce42" office:value-type="float" office:value="-4435.5" calcext:value-type="float">
            <text:p><text:s/>-4,436 <text:s/></text:p>
          </table:table-cell>
          <table:table-cell table:style-name="ce42" office:value-type="float" office:value="-31528.0958817085" calcext:value-type="float">
            <text:p><text:s/>-31,528 <text:s/></text:p>
          </table:table-cell>
          <table:table-cell table:style-name="ce42" office:value-type="float" office:value="79200.0958817085" calcext:value-type="float">
            <text:p><text:s/>79,200 <text:s/></text:p>
          </table:table-cell>
          <table:table-cell table:style-name="ce42" office:value-type="float" office:value="153264.35" calcext:value-type="float">
            <text:p><text:s/>153,26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193.224992" calcext:value-type="float">
            <text:p><text:s/>8,193 <text:s/></text:p>
          </table:table-cell>
          <table:table-cell table:style-name="ce43" office:value-type="float" office:value="1817.71" calcext:value-type="float">
            <text:p><text:s/>1,818 <text:s/></text:p>
          </table:table-cell>
          <table:table-cell table:style-name="ce43" office:value-type="float" office:value="-191977.266" calcext:value-type="float">
            <text:p><text:s/>-191,977 <text:s/></text:p>
          </table:table-cell>
          <table:table-cell table:style-name="ce43" office:value-type="float" office:value="2177105.58" calcext:value-type="float">
            <text:p><text:s/>2,177,106 <text:s/></text:p>
          </table:table-cell>
          <table:table-cell table:style-name="ce43" office:value-type="float" office:value="468933.966828108" calcext:value-type="float">
            <text:p><text:s/>468,934 <text:s/></text:p>
          </table:table-cell>
          <table:table-cell table:style-name="ce43" office:value-type="float" office:value="4435.5" calcext:value-type="float">
            <text:p><text:s/>4,436 <text:s/></text:p>
          </table:table-cell>
          <table:table-cell table:style-name="ce43" office:value-type="float" office:value="31528.0958817085" calcext:value-type="float">
            <text:p><text:s/>31,528 <text:s/></text:p>
          </table:table-cell>
          <table:table-cell table:style-name="ce43" office:value-type="float" office:value="-705128.095881709" calcext:value-type="float">
            <text:p><text:s/>-705,128 <text:s/></text:p>
          </table:table-cell>
          <table:table-cell table:style-name="ce43" office:value-type="float" office:value="-153264.35" calcext:value-type="float">
            <text:p><text:s/>-153,26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298.52" calcext:value-type="float">
            <text:p><text:s/>25,299 <text:s/></text:p>
          </table:table-cell>
          <table:table-cell table:style-name="ce42" office:value-type="float" office:value="1365" calcext:value-type="float">
            <text:p><text:s/>1,365 <text:s/></text:p>
          </table:table-cell>
          <table:table-cell table:style-name="ce42" office:value-type="float" office:value="1036.92682810834" calcext:value-type="float">
            <text:p><text:s/>1,037 <text:s/></text:p>
          </table:table-cell>
          <table:table-cell table:style-name="ce42" office:value-type="float" office:value="2648.25" calcext:value-type="float">
            <text:p><text:s/>2,648 <text:s/></text:p>
          </table:table-cell>
          <table:table-cell table:style-name="ce42" office:value-type="float" office:value="2193.37173474305" calcext:value-type="float">
            <text:p><text:s/>2,193 <text:s/></text:p>
          </table:table-cell>
          <table:table-cell table:style-name="ce42" office:value-type="float" office:value="6862.62826525695" calcext:value-type="float">
            <text:p><text:s/>6,863 <text:s/></text:p>
          </table:table-cell>
          <table:table-cell table:style-name="ce42" office:value-type="float" office:value="130888.95" calcext:value-type="float">
            <text:p><text:s/>130,88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69.41" calcext:value-type="float">
            <text:p><text:s/>10,8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69.41" calcext:value-type="float">
            <text:p><text:s/>10,8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51.7" calcext:value-type="float">
            <text:p><text:s/>9,052 <text:s/></text:p>
          </table:table-cell>
          <table:table-cell table:style-name="ce42" office:value-type="float" office:value="2299167.936" calcext:value-type="float">
            <text:p><text:s/>2,299,168 <text:s/></text:p>
          </table:table-cell>
          <table:table-cell table:style-name="ce42" office:value-type="float" office:value="2424271.2" calcext:value-type="float">
            <text:p><text:s/>2,424,271 <text:s/></text:p>
          </table:table-cell>
          <table:table-cell table:style-name="ce42" office:value-type="float" office:value="963266.46" calcext:value-type="float">
            <text:p><text:s/>963,266 <text:s/></text:p>
          </table:table-cell>
          <table:table-cell table:style-name="ce42" office:value-type="float" office:value="7020" calcext:value-type="float">
            <text:p><text:s/>7,020 <text:s/></text:p>
          </table:table-cell>
          <table:table-cell table:style-name="ce42" office:value-type="float" office:value="138452.475853035" calcext:value-type="float">
            <text:p><text:s/>138,452 <text:s/></text:p>
          </table:table-cell>
          <table:table-cell table:style-name="ce42" office:value-type="float" office:value="813969.924146966" calcext:value-type="float">
            <text:p><text:s/>813,970 <text:s/></text:p>
          </table:table-cell>
          <table:table-cell table:style-name="ce42" office:value-type="float" office:value="318003.7" calcext:value-type="float">
            <text:p><text:s/>318,0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51.7" calcext:value-type="float">
            <text:p><text:s/>9,052 <text:s/></text:p>
          </table:table-cell>
          <table:table-cell table:style-name="ce42" office:value-type="float" office:value="2299167.936" calcext:value-type="float">
            <text:p><text:s/>2,299,168 <text:s/></text:p>
          </table:table-cell>
          <table:table-cell table:style-name="ce42" office:value-type="float" office:value="2143227.556" calcext:value-type="float">
            <text:p><text:s/>2,143,228 <text:s/></text:p>
          </table:table-cell>
          <table:table-cell table:style-name="ce42" office:value-type="float" office:value="858461.466135111" calcext:value-type="float">
            <text:p><text:s/>858,461 <text:s/></text:p>
          </table:table-cell>
          <table:table-cell table:style-name="ce42" office:value-type="float" office:value="7020" calcext:value-type="float">
            <text:p><text:s/>7,020 <text:s/></text:p>
          </table:table-cell>
          <table:table-cell table:style-name="ce42" office:value-type="float" office:value="138452.475853035" calcext:value-type="float">
            <text:p><text:s/>138,452 <text:s/></text:p>
          </table:table-cell>
          <table:table-cell table:style-name="ce42" office:value-type="float" office:value="813969.924146966" calcext:value-type="float">
            <text:p><text:s/>813,970 <text:s/></text:p>
          </table:table-cell>
          <table:table-cell table:style-name="ce42" office:value-type="float" office:value="318003.7" calcext:value-type="float">
            <text:p><text:s/>318,00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81043.644" calcext:value-type="float">
            <text:p><text:s/>281,044 <text:s/></text:p>
          </table:table-cell>
          <table:table-cell table:style-name="ce43" office:value-type="float" office:value="104804.993864888" calcext:value-type="float">
            <text:p><text:s/>104,80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0.78" calcext:value-type="float">
            <text:p><text:s/>1 <text:s/></text:p>
          </table:table-cell>
          <table:table-cell table:style-name="ce42" office:value-type="float" office:value="7913.88" calcext:value-type="float">
            <text:p><text:s/>7,914 <text:s/></text:p>
          </table:table-cell>
          <table:table-cell table:style-name="ce42" office:value-type="float" office:value="1836.12" calcext:value-type="float">
            <text:p><text:s/>1,836 <text:s/></text:p>
          </table:table-cell>
          <table:table-cell table:style-name="ce42" office:value-type="float" office:value="12" calcext:value-type="float">
            <text:p><text:s/>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.4" calcext:value-type="float">
            <text:p><text:s/>46 <text:s/></text:p>
          </table:table-cell>
          <table:table-cell table:style-name="ce42" office:value-type="float" office:value="16.15" calcext:value-type="float">
            <text:p><text:s/>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.92" calcext:value-type="float">
            <text:p><text:s/>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.74" calcext:value-type="float">
            <text:p><text:s/>26 <text:s/></text:p>
          </table:table-cell>
          <table:table-cell table:style-name="ce42" office:value-type="float" office:value="7.02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56" calcext:value-type="float">
            <text:p><text:s/>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0.78" calcext:value-type="float">
            <text:p><text:s/>1 <text:s/></text:p>
          </table:table-cell>
          <table:table-cell table:style-name="ce42" office:value-type="float" office:value="2326.74" calcext:value-type="float">
            <text:p><text:s/>2,327 <text:s/></text:p>
          </table:table-cell>
          <table:table-cell table:style-name="ce42" office:value-type="float" office:value="877.5" calcext:value-type="float">
            <text:p><text:s/>878 <text:s/></text:p>
          </table:table-cell>
          <table:table-cell table:style-name="ce42" office:value-type="float" office:value="12" calcext:value-type="float">
            <text:p><text:s/>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.4" calcext:value-type="float">
            <text:p><text:s/>46 <text:s/></text:p>
          </table:table-cell>
          <table:table-cell table:style-name="ce42" office:value-type="float" office:value="16.15" calcext:value-type="float">
            <text:p><text:s/>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24.44" calcext:value-type="float">
            <text:p><text:s/>5,224 <text:s/></text:p>
          </table:table-cell>
          <table:table-cell table:style-name="ce42" office:value-type="float" office:value="918.06" calcext:value-type="float">
            <text:p><text:s/>9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24.48" calcext:value-type="float">
            <text:p><text:s/>324 <text:s/></text:p>
          </table:table-cell>
          <table:table-cell table:style-name="ce43" office:value-type="float" office:value="33.54" calcext:value-type="float">
            <text:p><text:s/>3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193.224992" calcext:value-type="float">
            <text:p><text:s/>8,19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81891.37" calcext:value-type="float">
            <text:p><text:s/>2,081,891 <text:s/></text:p>
          </table:table-cell>
          <table:table-cell table:style-name="ce44" office:value-type="float" office:value="4592097.9" calcext:value-type="float">
            <text:p><text:s/>4,592,098 <text:s/></text:p>
          </table:table-cell>
          <table:table-cell table:style-name="ce44" office:value-type="float" office:value="1429327.38" calcext:value-type="float">
            <text:p><text:s/>1,429,327 <text:s/></text:p>
          </table:table-cell>
          <table:table-cell table:style-name="ce44" office:value-type="float" office:value="8795.25" calcext:value-type="float">
            <text:p><text:s/>8,795 <text:s/></text:p>
          </table:table-cell>
          <table:table-cell table:style-name="ce44" office:value-type="float" office:value="167787.2" calcext:value-type="float">
            <text:p><text:s/>167,787 <text:s/></text:p>
          </table:table-cell>
          <table:table-cell table:style-name="ce44" office:value-type="float" office:value="101932.8" calcext:value-type="float">
            <text:p><text:s/>101,933 <text:s/></text:p>
          </table:table-cell>
          <table:table-cell table:style-name="ce44" office:value-type="float" office:value="33834.25" calcext:value-type="float">
            <text:p><text:s/>33,83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193.224992" calcext:value-type="float">
            <text:p><text:s/>8,19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41.8" calcext:value-type="float">
            <text:p><text:s/>242 <text:s/></text:p>
          </table:table-cell>
          <table:table-cell table:style-name="ce44" office:value-type="float" office:value="4592097.9" calcext:value-type="float">
            <text:p><text:s/>4,592,098 <text:s/></text:p>
          </table:table-cell>
          <table:table-cell table:style-name="ce44" office:value-type="float" office:value="1429327.38" calcext:value-type="float">
            <text:p><text:s/>1,429,327 <text:s/></text:p>
          </table:table-cell>
          <table:table-cell table:style-name="ce44" office:value-type="float" office:value="8795.25" calcext:value-type="float">
            <text:p><text:s/>8,795 <text:s/></text:p>
          </table:table-cell>
          <table:table-cell table:style-name="ce44" office:value-type="float" office:value="167787.2" calcext:value-type="float">
            <text:p><text:s/>167,787 <text:s/></text:p>
          </table:table-cell>
          <table:table-cell table:style-name="ce44" office:value-type="float" office:value="101932.8" calcext:value-type="float">
            <text:p><text:s/>101,933 <text:s/></text:p>
          </table:table-cell>
          <table:table-cell table:style-name="ce44" office:value-type="float" office:value="33834.25" calcext:value-type="float">
            <text:p><text:s/>33,8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04.650152" calcext:value-type="float">
            <text:p><text:s/>8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1.8" calcext:value-type="float">
            <text:p><text:s/>242 <text:s/></text:p>
          </table:table-cell>
          <table:table-cell table:style-name="ce42" office:value-type="float" office:value="36510.24" calcext:value-type="float">
            <text:p><text:s/>36,510 <text:s/></text:p>
          </table:table-cell>
          <table:table-cell table:style-name="ce42" office:value-type="float" office:value="8382.66" calcext:value-type="float">
            <text:p><text:s/>8,38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07.4" calcext:value-type="float">
            <text:p><text:s/>8,7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.82" calcext:value-type="float">
            <text:p><text:s/>132 <text:s/></text:p>
          </table:table-cell>
          <table:table-cell table:style-name="ce42" office:value-type="float" office:value="52.26" calcext:value-type="float">
            <text:p><text:s/>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.328944" calcext:value-type="float">
            <text:p><text:s/>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45.2" calcext:value-type="float">
            <text:p><text:s/>4,945 <text:s/></text:p>
          </table:table-cell>
          <table:table-cell table:style-name="ce42" office:value-type="float" office:value="371.28" calcext:value-type="float">
            <text:p><text:s/>37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2.25" calcext:value-type="float">
            <text:p><text:s/>2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8.6" calcext:value-type="float">
            <text:p><text:s/>1,069 <text:s/></text:p>
          </table:table-cell>
          <table:table-cell table:style-name="ce42" office:value-type="float" office:value="162.24" calcext:value-type="float">
            <text:p><text:s/>1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2.86" calcext:value-type="float">
            <text:p><text:s/>263 <text:s/></text:p>
          </table:table-cell>
          <table:table-cell table:style-name="ce42" office:value-type="float" office:value="32.76" calcext:value-type="float">
            <text:p><text:s/>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.5" calcext:value-type="float">
            <text:p><text:s/>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5.68" calcext:value-type="float">
            <text:p><text:s/>356 <text:s/></text:p>
          </table:table-cell>
          <table:table-cell table:style-name="ce42" office:value-type="float" office:value="49.14" calcext:value-type="float">
            <text:p><text:s/>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30.66" calcext:value-type="float">
            <text:p><text:s/>1,831 <text:s/></text:p>
          </table:table-cell>
          <table:table-cell table:style-name="ce42" office:value-type="float" office:value="137.28" calcext:value-type="float">
            <text:p><text:s/>1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.6" calcext:value-type="float">
            <text:p><text:s/>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.88" calcext:value-type="float">
            <text:p><text:s/>153 <text:s/></text:p>
          </table:table-cell>
          <table:table-cell table:style-name="ce42" office:value-type="float" office:value="21.06" calcext:value-type="float">
            <text:p><text:s/>2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5.92" calcext:value-type="float">
            <text:p><text:s/>986 <text:s/></text:p>
          </table:table-cell>
          <table:table-cell table:style-name="ce42" office:value-type="float" office:value="152.88" calcext:value-type="float">
            <text:p><text:s/>1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55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5.92" calcext:value-type="float">
            <text:p><text:s/>986 <text:s/></text:p>
          </table:table-cell>
          <table:table-cell table:style-name="ce42" office:value-type="float" office:value="152.88" calcext:value-type="float">
            <text:p><text:s/>1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55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85.92" calcext:value-type="float">
            <text:p>( 986 <text:s/>)</text:p>
          </table:table-cell>
          <table:table-cell table:style-name="ce45" office:value-type="float" office:value="152.88" calcext:value-type="float">
            <text:p>( 153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.55" calcext:value-type="float">
            <text:p>( 2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9.44" calcext:value-type="float">
            <text:p><text:s/>1,519 <text:s/></text:p>
          </table:table-cell>
          <table:table-cell table:style-name="ce42" office:value-type="float" office:value="144.3" calcext:value-type="float">
            <text:p><text:s/>14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.3" calcext:value-type="float">
            <text:p><text:s/>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5.32" calcext:value-type="float">
            <text:p><text:s/>385 <text:s/></text:p>
          </table:table-cell>
          <table:table-cell table:style-name="ce42" office:value-type="float" office:value="43.68" calcext:value-type="float">
            <text:p><text:s/>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584.18" calcext:value-type="float">
            <text:p><text:s/>1,584 <text:s/></text:p>
          </table:table-cell>
          <table:table-cell table:style-name="ce46" office:value-type="float" office:value="173.94" calcext:value-type="float">
            <text:p><text:s/>174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802.321208" calcext:value-type="float">
            <text:p><text:s/>80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9.58" calcext:value-type="float">
            <text:p><text:s/>1,140 <text:s/></text:p>
          </table:table-cell>
          <table:table-cell table:style-name="ce42" office:value-type="float" office:value="88.14" calcext:value-type="float">
            <text:p><text:s/>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8.85" calcext:value-type="float">
            <text:p><text:s/>2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5.12" calcext:value-type="float">
            <text:p><text:s/>705 <text:s/></text:p>
          </table:table-cell>
          <table:table-cell table:style-name="ce42" office:value-type="float" office:value="27.3" calcext:value-type="float">
            <text:p><text:s/>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.5" calcext:value-type="float">
            <text:p><text:s/>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802.321208" calcext:value-type="float">
            <text:p><text:s/>80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4.46" calcext:value-type="float">
            <text:p><text:s/>434 <text:s/></text:p>
          </table:table-cell>
          <table:table-cell table:style-name="ce42" office:value-type="float" office:value="60.84" calcext:value-type="float">
            <text:p><text:s/>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3.35" calcext:value-type="float">
            <text:p><text:s/>2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435.512528" calcext:value-type="float">
            <text:p>( 436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4.6" calcext:value-type="float">
            <text:p>( 55 <text:s/>)</text:p>
          </table:table-cell>
          <table:table-cell table:style-name="ce45" office:value-type="float" office:value="5.46" calcext:value-type="float">
            <text:p>( 5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.55" calcext:value-type="float">
            <text:p>( 3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61.62" calcext:value-type="float">
            <text:p>( 62 <text:s/>)</text:p>
          </table:table-cell>
          <table:table-cell table:style-name="ce47" office:value-type="float" office:value="8.58" calcext:value-type="float">
            <text:p>( 9 <text:s/>)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95.5" calcext:value-type="float">
            <text:p>( 19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1.8" calcext:value-type="float">
            <text:p><text:s/>242 <text:s/></text:p>
          </table:table-cell>
          <table:table-cell table:style-name="ce42" office:value-type="float" office:value="1711.32" calcext:value-type="float">
            <text:p><text:s/>1,711 <text:s/></text:p>
          </table:table-cell>
          <table:table-cell table:style-name="ce42" office:value-type="float" office:value="251.16" calcext:value-type="float">
            <text:p><text:s/>2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06.85" calcext:value-type="float">
            <text:p><text:s/>7,1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50.96" calcext:value-type="float">
            <text:p><text:s/>1,351 <text:s/></text:p>
          </table:table-cell>
          <table:table-cell table:style-name="ce42" office:value-type="float" office:value="183.3" calcext:value-type="float">
            <text:p><text:s/>18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06" calcext:value-type="float">
            <text:p><text:s/>7,1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1.8" calcext:value-type="float">
            <text:p><text:s/>242 <text:s/></text:p>
          </table:table-cell>
          <table:table-cell table:style-name="ce42" office:value-type="float" office:value="360.36" calcext:value-type="float">
            <text:p><text:s/>360 <text:s/></text:p>
          </table:table-cell>
          <table:table-cell table:style-name="ce42" office:value-type="float" office:value="67.86" calcext:value-type="float">
            <text:p><text:s/>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41.8" calcext:value-type="float">
            <text:p>( 24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3.96" calcext:value-type="float">
            <text:p><text:s/>1,234 <text:s/></text:p>
          </table:table-cell>
          <table:table-cell table:style-name="ce42" office:value-type="float" office:value="171.6" calcext:value-type="float">
            <text:p><text:s/>1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0.4" calcext:value-type="float">
            <text:p><text:s/>36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528.02" calcext:value-type="float">
            <text:p><text:s/>1,528 <text:s/></text:p>
          </table:table-cell>
          <table:table-cell table:style-name="ce46" office:value-type="float" office:value="208.26" calcext:value-type="float">
            <text:p><text:s/>208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65.28" calcext:value-type="float">
            <text:p><text:s/>6,065 <text:s/></text:p>
          </table:table-cell>
          <table:table-cell table:style-name="ce42" office:value-type="float" office:value="581.88" calcext:value-type="float">
            <text:p><text:s/>5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.25" calcext:value-type="float">
            <text:p><text:s/>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15.66" calcext:value-type="float">
            <text:p><text:s/>6,316 <text:s/></text:p>
          </table:table-cell>
          <table:table-cell table:style-name="ce42" office:value-type="float" office:value="4788.42" calcext:value-type="float">
            <text:p><text:s/>4,7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4.5" calcext:value-type="float">
            <text:p><text:s/>4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7.04" calcext:value-type="float">
            <text:p><text:s/>677 <text:s/></text:p>
          </table:table-cell>
          <table:table-cell table:style-name="ce42" office:value-type="float" office:value="91.26" calcext:value-type="float">
            <text:p><text:s/>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" calcext:value-type="float">
            <text:p><text:s/>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7.4" calcext:value-type="float">
            <text:p><text:s/>647 <text:s/></text:p>
          </table:table-cell>
          <table:table-cell table:style-name="ce42" office:value-type="float" office:value="166.92" calcext:value-type="float">
            <text:p><text:s/>1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69.42" calcext:value-type="float">
            <text:p><text:s/>3,969 <text:s/></text:p>
          </table:table-cell>
          <table:table-cell table:style-name="ce42" office:value-type="float" office:value="694.2" calcext:value-type="float">
            <text:p><text:s/>6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13396" calcext:value-type="float">
            <text:p><text:s/>4,413,396 <text:s/></text:p>
          </table:table-cell>
          <table:table-cell table:style-name="ce42" office:value-type="float" office:value="1392482.52" calcext:value-type="float">
            <text:p><text:s/>1,392,483 <text:s/></text:p>
          </table:table-cell>
          <table:table-cell table:style-name="ce42" office:value-type="float" office:value="1056" calcext:value-type="float">
            <text:p><text:s/>1,056 <text:s/></text:p>
          </table:table-cell>
          <table:table-cell table:style-name="ce42" office:value-type="float" office:value="996" calcext:value-type="float">
            <text:p><text:s/>996 <text:s/></text:p>
          </table:table-cell>
          <table:table-cell table:style-name="ce42" office:value-type="float" office:value="98227.2" calcext:value-type="float">
            <text:p><text:s/>98,2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6" calcext:value-type="float">
            <text:p><text:s/>1,056 <text:s/></text:p>
          </table:table-cell>
          <table:table-cell table:style-name="ce42" office:value-type="float" office:value="996" calcext:value-type="float">
            <text:p><text:s/>996 <text:s/></text:p>
          </table:table-cell>
          <table:table-cell table:style-name="ce42" office:value-type="float" office:value="98227.2" calcext:value-type="float">
            <text:p><text:s/>98,2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13396" calcext:value-type="float">
            <text:p><text:s/>4,413,396 <text:s/></text:p>
          </table:table-cell>
          <table:table-cell table:style-name="ce42" office:value-type="float" office:value="1392482.52" calcext:value-type="float">
            <text:p><text:s/>1,392,4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7.68" calcext:value-type="float">
            <text:p><text:s/>668 <text:s/></text:p>
          </table:table-cell>
          <table:table-cell table:style-name="ce42" office:value-type="float" office:value="105.3" calcext:value-type="float">
            <text:p><text:s/>1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.5" calcext:value-type="float">
            <text:p><text:s/>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0.66" calcext:value-type="float">
            <text:p><text:s/>661 <text:s/></text:p>
          </table:table-cell>
          <table:table-cell table:style-name="ce42" office:value-type="float" office:value="105.3" calcext:value-type="float">
            <text:p><text:s/>1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.65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.02" calcext:value-type="float">
            <text:p><text:s/>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5348.419896" calcext:value-type="float">
            <text:p><text:s/>5,3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523.98" calcext:value-type="float">
            <text:p><text:s/>141,524 <text:s/></text:p>
          </table:table-cell>
          <table:table-cell table:style-name="ce42" office:value-type="float" office:value="28356.9" calcext:value-type="float">
            <text:p><text:s/>28,357 <text:s/></text:p>
          </table:table-cell>
          <table:table-cell table:style-name="ce42" office:value-type="float" office:value="7739.25" calcext:value-type="float">
            <text:p><text:s/>7,739 <text:s/></text:p>
          </table:table-cell>
          <table:table-cell table:style-name="ce42" office:value-type="float" office:value="166791.2" calcext:value-type="float">
            <text:p><text:s/>166,791 <text:s/></text:p>
          </table:table-cell>
          <table:table-cell table:style-name="ce42" office:value-type="float" office:value="3705.6" calcext:value-type="float">
            <text:p><text:s/>3,706 <text:s/></text:p>
          </table:table-cell>
          <table:table-cell table:style-name="ce42" office:value-type="float" office:value="25101.35" calcext:value-type="float">
            <text:p><text:s/>25,1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4466.914592" calcext:value-type="float">
            <text:p><text:s/>4,4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5588.15" calcext:value-type="float">
            <text:p><text:s/>15,5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9.5" calcext:value-type="float">
            <text:p><text:s/>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.32" calcext:value-type="float">
            <text:p><text:s/>151 <text:s/></text:p>
          </table:table-cell>
          <table:table-cell table:style-name="ce42" office:value-type="float" office:value="11.7" calcext:value-type="float">
            <text:p><text:s/>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42.94" calcext:value-type="float">
            <text:p><text:s/>10,743 <text:s/></text:p>
          </table:table-cell>
          <table:table-cell table:style-name="ce42" office:value-type="float" office:value="1290.9" calcext:value-type="float">
            <text:p><text:s/>1,2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28.14" calcext:value-type="float">
            <text:p><text:s/>6,328 <text:s/></text:p>
          </table:table-cell>
          <table:table-cell table:style-name="ce42" office:value-type="float" office:value="876.72" calcext:value-type="float">
            <text:p><text:s/>8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823.281704" calcext:value-type="float">
            <text:p><text:s/>82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222.4" calcext:value-type="float">
            <text:p><text:s/>95,222 <text:s/></text:p>
          </table:table-cell>
          <table:table-cell table:style-name="ce42" office:value-type="float" office:value="22220.64" calcext:value-type="float">
            <text:p><text:s/>22,221 <text:s/></text:p>
          </table:table-cell>
          <table:table-cell table:style-name="ce42" office:value-type="float" office:value="7739.25" calcext:value-type="float">
            <text:p><text:s/>7,739 <text:s/></text:p>
          </table:table-cell>
          <table:table-cell table:style-name="ce42" office:value-type="float" office:value="166791.2" calcext:value-type="float">
            <text:p><text:s/>166,791 <text:s/></text:p>
          </table:table-cell>
          <table:table-cell table:style-name="ce42" office:value-type="float" office:value="3705.6" calcext:value-type="float">
            <text:p><text:s/>3,706 <text:s/></text:p>
          </table:table-cell>
          <table:table-cell table:style-name="ce42" office:value-type="float" office:value="6579.85" calcext:value-type="float">
            <text:p><text:s/>6,58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8.2236" calcext:value-type="float">
            <text:p><text:s/>5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9079.18" calcext:value-type="float">
            <text:p><text:s/>29,079 <text:s/></text:p>
          </table:table-cell>
          <table:table-cell table:style-name="ce43" office:value-type="float" office:value="3956.94" calcext:value-type="float">
            <text:p><text:s/>3,95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873.85" calcext:value-type="float">
            <text:p><text:s/>2,874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2040.154944" calcext:value-type="float">
            <text:p><text:s/>2,040 <text:s/></text:p>
          </table:table-cell>
          <table:table-cell table:number-columns-repeated="8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81649.57" calcext:value-type="float">
            <text:p><text:s/>2,081,6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81649.57" calcext:value-type="float">
            <text:p><text:s/>2,081,6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81649.57" calcext:value-type="float">
            <text:p>( 2,081,65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25635.52" calcext:value-type="float">
            <text:p><text:s/>225,636 <text:s/></text:p>
          </table:table-cell>
          <table:table-cell table:style-name="ce42" office:value-type="float" office:value="2470703.24" calcext:value-type="float">
            <text:p><text:s/>2,470,7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747.2" calcext:value-type="float">
            <text:p><text:s/>145,747 <text:s/></text:p>
          </table:table-cell>
          <table:table-cell table:style-name="ce42" office:value-type="float" office:value="488" calcext:value-type="float">
            <text:p><text:s/>488 <text:s/></text:p>
          </table:table-cell>
          <table:table-cell table:style-name="ce42" office:value-type="float" office:value="263726.337106827" calcext:value-type="float">
            <text:p><text:s/>263,7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92.14" calcext:value-type="float">
            <text:p><text:s/>2,892 <text:s/></text:p>
          </table:table-cell>
          <table:table-cell table:style-name="ce42" office:value-type="float" office:value="108932.4" calcext:value-type="float">
            <text:p><text:s/>108,9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57133.68" calcext:value-type="float">
            <text:p><text:s/>157,134 <text:s/></text:p>
          </table:table-cell>
          <table:table-cell table:style-name="ce42" office:value-type="float" office:value="199970.28" calcext:value-type="float">
            <text:p><text:s/>199,9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488.64" calcext:value-type="float">
            <text:p><text:s/>105,489 <text:s/></text:p>
          </table:table-cell>
          <table:table-cell table:style-name="ce42" office:value-type="float" office:value="32234" calcext:value-type="float">
            <text:p><text:s/>32,234 <text:s/></text:p>
          </table:table-cell>
          <table:table-cell table:style-name="ce42" office:value-type="float" office:value="11066.9969198023" calcext:value-type="float">
            <text:p><text:s/>11,0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15.82" calcext:value-type="float">
            <text:p><text:s/>4,716 <text:s/></text:p>
          </table:table-cell>
          <table:table-cell table:style-name="ce42" office:value-type="float" office:value="126413.417391304" calcext:value-type="float">
            <text:p><text:s/>126,41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94295.52" calcext:value-type="float">
            <text:p><text:s/>94,296 <text:s/></text:p>
          </table:table-cell>
          <table:table-cell table:style-name="ce42" office:value-type="float" office:value="1351359.48" calcext:value-type="float">
            <text:p><text:s/>1,351,3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14.08" calcext:value-type="float">
            <text:p><text:s/>2,01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41672.96" calcext:value-type="float">
            <text:p><text:s/>141,673 <text:s/></text:p>
          </table:table-cell>
          <table:table-cell table:style-name="ce42" office:value-type="float" office:value="-165949.387692308" calcext:value-type="float">
            <text:p><text:s/>-165,9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068.9584158416" calcext:value-type="float">
            <text:p><text:s/>33,069 <text:s/></text:p>
          </table:table-cell>
          <table:table-cell table:style-name="ce42" office:value-type="float" office:value="-6516" calcext:value-type="float">
            <text:p><text:s/>-6,516 <text:s/></text:p>
          </table:table-cell>
          <table:table-cell table:style-name="ce42" office:value-type="float" office:value="6211.71999999999" calcext:value-type="float">
            <text:p><text:s/>6,2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7430.02" calcext:value-type="float">
            <text:p><text:s/>-7,430 <text:s/></text:p>
          </table:table-cell>
          <table:table-cell table:style-name="ce42" office:value-type="float" office:value="-41592.93" calcext:value-type="float">
            <text:p><text:s/>-41,59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67466.64" calcext:value-type="float">
            <text:p><text:s/>-167,467 <text:s/></text:p>
          </table:table-cell>
          <table:table-cell table:style-name="ce43" office:value-type="float" office:value="1085322.86769231" calcext:value-type="float">
            <text:p><text:s/>1,085,32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175.52158415842" calcext:value-type="float">
            <text:p><text:s/>5,176 <text:s/></text:p>
          </table:table-cell>
          <table:table-cell table:style-name="ce43" office:value-type="float" office:value="-25230" calcext:value-type="float">
            <text:p><text:s/>-25,230 <text:s/></text:p>
          </table:table-cell>
          <table:table-cell table:style-name="ce43" office:value-type="float" office:value="246447.620187025" calcext:value-type="float">
            <text:p><text:s/>246,44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606.34" calcext:value-type="float">
            <text:p><text:s/>5,606 <text:s/></text:p>
          </table:table-cell>
          <table:table-cell table:style-name="ce43" office:value-type="float" office:value="24111.9126086956" calcext:value-type="float">
            <text:p><text:s/>24,11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73311.92" calcext:value-type="float">
            <text:p><text:s/>73,312 <text:s/></text:p>
          </table:table-cell>
          <table:table-cell table:style-name="ce42" office:value-type="float" office:value="1547663.34769231" calcext:value-type="float">
            <text:p><text:s/>1,547,6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47.52" calcext:value-type="float">
            <text:p><text:s/>1,548 <text:s/></text:p>
          </table:table-cell>
          <table:table-cell table:style-name="ce42" office:value-type="float" office:value="43" calcext:value-type="float">
            <text:p><text:s/>43 <text:s/></text:p>
          </table:table-cell>
          <table:table-cell table:style-name="ce42" office:value-type="float" office:value="1860.03" calcext:value-type="float">
            <text:p><text:s/>1,86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507.45" calcext:value-type="float">
            <text:p><text:s/>114,50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30046.265037391" calcext:value-type="float">
            <text:p><text:s/>430,046 <text:s/></text:p>
          </table:table-cell>
          <table:table-cell table:style-name="ce42" office:value-type="float" office:value="5345393.99475613" calcext:value-type="float">
            <text:p><text:s/>5,345,3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30031.36" calcext:value-type="float">
            <text:p><text:s/>430,031 <text:s/></text:p>
          </table:table-cell>
          <table:table-cell table:style-name="ce42" office:value-type="float" office:value="5195077.16" calcext:value-type="float">
            <text:p><text:s/>5,195,0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4.9050373912" calcext:value-type="float">
            <text:p><text:s/>15 <text:s/></text:p>
          </table:table-cell>
          <table:table-cell table:style-name="ce43" office:value-type="float" office:value="150316.834756134" calcext:value-type="float">
            <text:p><text:s/>150,31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381064.16" calcext:value-type="float">
            <text:p><text:s/>4,381,064 <text:s/></text:p>
          </table:table-cell>
          <table:table-cell table:style-name="ce42" office:value-type="float" office:value="11300084" calcext:value-type="float">
            <text:p><text:s/>11,300,0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6282.930693069" calcext:value-type="float">
            <text:p><text:s/>316,283 <text:s/></text:p>
          </table:table-cell>
          <table:table-cell table:style-name="ce42" office:value-type="float" office:value="542765" calcext:value-type="float">
            <text:p><text:s/>542,765 <text:s/></text:p>
          </table:table-cell>
          <table:table-cell table:style-name="ce42" office:value-type="float" office:value="58490.93" calcext:value-type="float">
            <text:p><text:s/>58,4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305.84" calcext:value-type="float">
            <text:p><text:s/>84,306 <text:s/></text:p>
          </table:table-cell>
          <table:table-cell table:style-name="ce42" office:value-type="float" office:value="1222913.26347826" calcext:value-type="float">
            <text:p><text:s/>1,222,91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320436.064" calcext:value-type="float">
            <text:p><text:s/>4,320,436 <text:s/></text:p>
          </table:table-cell>
          <table:table-cell table:style-name="ce42" office:value-type="float" office:value="11300084" calcext:value-type="float">
            <text:p><text:s/>11,300,0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6282.930693069" calcext:value-type="float">
            <text:p><text:s/>316,283 <text:s/></text:p>
          </table:table-cell>
          <table:table-cell table:style-name="ce42" office:value-type="float" office:value="542765" calcext:value-type="float">
            <text:p><text:s/>542,765 <text:s/></text:p>
          </table:table-cell>
          <table:table-cell table:style-name="ce42" office:value-type="float" office:value="58490.93" calcext:value-type="float">
            <text:p><text:s/>58,4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305.84" calcext:value-type="float">
            <text:p><text:s/>84,306 <text:s/></text:p>
          </table:table-cell>
          <table:table-cell table:style-name="ce42" office:value-type="float" office:value="1153341.35947826" calcext:value-type="float">
            <text:p><text:s/>1,153,34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60628.096" calcext:value-type="float">
            <text:p><text:s/>60,62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69571.904" calcext:value-type="float">
            <text:p><text:s/>69,57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6124.56" calcext:value-type="float">
            <text:p><text:s/>26,125 <text:s/></text:p>
          </table:table-cell>
          <table:table-cell table:style-name="ce42" office:value-type="float" office:value="348935.631397809" calcext:value-type="float">
            <text:p><text:s/>348,9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51.92" calcext:value-type="float">
            <text:p><text:s/>52 <text:s/></text:p>
          </table:table-cell>
          <table:table-cell table:style-name="ce42" office:value-type="float" office:value="268.64" calcext:value-type="float">
            <text:p><text:s/>2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08.88" calcext:value-type="float">
            <text:p><text:s/>309 <text:s/></text:p>
          </table:table-cell>
          <table:table-cell table:style-name="ce42" office:value-type="float" office:value="8578.08" calcext:value-type="float">
            <text:p><text:s/>8,5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5711.84" calcext:value-type="float">
            <text:p><text:s/>25,712 <text:s/></text:p>
          </table:table-cell>
          <table:table-cell table:style-name="ce42" office:value-type="float" office:value="340088.911397809" calcext:value-type="float">
            <text:p><text:s/>340,0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51.92" calcext:value-type="float">
            <text:p><text:s/>52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684114.77496261" calcext:value-type="float">
            <text:p><text:s/>3,684,115 <text:s/></text:p>
          </table:table-cell>
          <table:table-cell table:style-name="ce44" office:value-type="float" office:value="5143413.89384606" calcext:value-type="float">
            <text:p><text:s/>5,143,41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9910.932277228" calcext:value-type="float">
            <text:p><text:s/>319,911 <text:s/></text:p>
          </table:table-cell>
          <table:table-cell table:style-name="ce44" office:value-type="float" office:value="517492" calcext:value-type="float">
            <text:p><text:s/>517,492 <text:s/></text:p>
          </table:table-cell>
          <table:table-cell table:style-name="ce44" office:value-type="float" office:value="303078.520187025" calcext:value-type="float">
            <text:p><text:s/>303,07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89912.18" calcext:value-type="float">
            <text:p><text:s/>89,912 <text:s/></text:p>
          </table:table-cell>
          <table:table-cell table:style-name="ce44" office:value-type="float" office:value="1132517.72608696" calcext:value-type="float">
            <text:p><text:s/>1,132,51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684114.77496261" calcext:value-type="float">
            <text:p><text:s/>3,684,115 <text:s/></text:p>
          </table:table-cell>
          <table:table-cell table:style-name="ce44" office:value-type="float" office:value="5143413.89384606" calcext:value-type="float">
            <text:p><text:s/>5,143,414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2318.98" calcext:value-type="float">
            <text:p><text:s/>82,31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27429.014962609" calcext:value-type="float">
            <text:p><text:s/>227,429 <text:s/></text:p>
          </table:table-cell>
          <table:table-cell table:style-name="ce42" office:value-type="float" office:value="4529653.37384606" calcext:value-type="float">
            <text:p><text:s/>4,529,6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2318.98" calcext:value-type="float">
            <text:p><text:s/>82,3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0708.16" calcext:value-type="float">
            <text:p><text:s/>20,708 <text:s/></text:p>
          </table:table-cell>
          <table:table-cell table:style-name="ce42" office:value-type="float" office:value="12629.76" calcext:value-type="float">
            <text:p><text:s/>12,6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5160.08" calcext:value-type="float">
            <text:p><text:s/>25,160 <text:s/></text:p>
          </table:table-cell>
          <table:table-cell table:style-name="ce42" office:value-type="float" office:value="406110.923948596" calcext:value-type="float">
            <text:p><text:s/>406,1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754.32" calcext:value-type="float">
            <text:p><text:s/>5,754 <text:s/></text:p>
          </table:table-cell>
          <table:table-cell table:style-name="ce42" office:value-type="float" office:value="895248.24180448" calcext:value-type="float">
            <text:p><text:s/>895,2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314.16" calcext:value-type="float">
            <text:p><text:s/>314 <text:s/></text:p>
          </table:table-cell>
          <table:table-cell table:style-name="ce42" office:value-type="float" office:value="24553.88" calcext:value-type="float">
            <text:p><text:s/>24,5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086.8" calcext:value-type="float">
            <text:p><text:s/>1,087 <text:s/></text:p>
          </table:table-cell>
          <table:table-cell table:style-name="ce42" office:value-type="float" office:value="7003.04" calcext:value-type="float">
            <text:p><text:s/>7,0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713.3349626088" calcext:value-type="float">
            <text:p><text:s/>4,713 <text:s/></text:p>
          </table:table-cell>
          <table:table-cell table:style-name="ce42" office:value-type="float" office:value="414312.53223696" calcext:value-type="float">
            <text:p><text:s/>414,3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154" calcext:value-type="float">
            <text:p><text:s/>16,1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684.64" calcext:value-type="float">
            <text:p><text:s/>685 <text:s/></text:p>
          </table:table-cell>
          <table:table-cell table:style-name="ce42" office:value-type="float" office:value="1461.88" calcext:value-type="float">
            <text:p><text:s/>1,4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7789.52" calcext:value-type="float">
            <text:p><text:s/>27,790 <text:s/></text:p>
          </table:table-cell>
          <table:table-cell table:style-name="ce42" office:value-type="float" office:value="1115178.77052218" calcext:value-type="float">
            <text:p><text:s/>1,115,1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27789.52" calcext:value-type="float">
            <text:p><text:s/>27,790 <text:s/></text:p>
          </table:table-cell>
          <table:table-cell table:style-name="ce42" office:value-type="float" office:value="1094517.67559233" calcext:value-type="float">
            <text:p><text:s/>1,094,5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7789.52" calcext:value-type="float">
            <text:p>( 27,790 <text:s/>)</text:p>
          </table:table-cell>
          <table:table-cell table:style-name="ce45" office:value-type="float" office:value="1094517.67563204" calcext:value-type="float">
            <text:p>( 1,094,51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-0.0000397072" calcext:value-type="float">
            <text:p>( -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661.0949399684" calcext:value-type="float">
            <text:p><text:s/>20,6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1012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489.76" calcext:value-type="float">
            <text:p><text:s/>4,490 <text:s/></text:p>
          </table:table-cell>
          <table:table-cell table:style-name="ce42" office:value-type="float" office:value="101375.72" calcext:value-type="float">
            <text:p><text:s/>101,3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936.32" calcext:value-type="float">
            <text:p><text:s/>936 <text:s/></text:p>
          </table:table-cell>
          <table:table-cell table:style-name="ce42" office:value-type="float" office:value="98157.56" calcext:value-type="float">
            <text:p><text:s/>98,1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3455.76" calcext:value-type="float">
            <text:p><text:s/>3,456 <text:s/></text:p>
          </table:table-cell>
          <table:table-cell table:style-name="ce46" office:value-type="float" office:value="214564.14533384" calcext:value-type="float">
            <text:p><text:s/>214,56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9744.88" calcext:value-type="float">
            <text:p><text:s/>29,745 <text:s/></text:p>
          </table:table-cell>
          <table:table-cell table:style-name="ce42" office:value-type="float" office:value="447835.76" calcext:value-type="float">
            <text:p><text:s/>447,8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6164.98" calcext:value-type="float">
            <text:p><text:s/>66,1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3200.32" calcext:value-type="float">
            <text:p><text:s/>23,200 <text:s/></text:p>
          </table:table-cell>
          <table:table-cell table:style-name="ce42" office:value-type="float" office:value="42766.2" calcext:value-type="float">
            <text:p><text:s/>42,7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267" calcext:value-type="float">
            <text:p><text:s/>32,2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6544.56" calcext:value-type="float">
            <text:p><text:s/>6,545 <text:s/></text:p>
          </table:table-cell>
          <table:table-cell table:style-name="ce42" office:value-type="float" office:value="405069.56" calcext:value-type="float">
            <text:p><text:s/>405,0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897.98" calcext:value-type="float">
            <text:p><text:s/>33,8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337.92" calcext:value-type="float">
            <text:p>( 338 <text:s/>)</text:p>
          </table:table-cell>
          <table:table-cell table:style-name="ce45" office:value-type="float" office:value="25536.44" calcext:value-type="float">
            <text:p>( 25,53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024.88" calcext:value-type="float">
            <text:p>( 2,025 <text:s/>)</text:p>
          </table:table-cell>
          <table:table-cell table:style-name="ce47" office:value-type="float" office:value="242270.96" calcext:value-type="float">
            <text:p>( 242,271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5415.84" calcext:value-type="float">
            <text:p><text:s/>15,416 <text:s/></text:p>
          </table:table-cell>
          <table:table-cell table:style-name="ce42" office:value-type="float" office:value="519872.68" calcext:value-type="float">
            <text:p><text:s/>519,8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3659.36" calcext:value-type="float">
            <text:p><text:s/>13,659 <text:s/></text:p>
          </table:table-cell>
          <table:table-cell table:style-name="ce42" office:value-type="float" office:value="467422.56" calcext:value-type="float">
            <text:p><text:s/>467,4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756.48" calcext:value-type="float">
            <text:p><text:s/>1,756 <text:s/></text:p>
          </table:table-cell>
          <table:table-cell table:style-name="ce42" office:value-type="float" office:value="52450.12" calcext:value-type="float">
            <text:p><text:s/>52,4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547.84" calcext:value-type="float">
            <text:p><text:s/>4,548 <text:s/></text:p>
          </table:table-cell>
          <table:table-cell table:style-name="ce42" office:value-type="float" office:value="68689.96" calcext:value-type="float">
            <text:p><text:s/>68,6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541.76" calcext:value-type="float">
            <text:p><text:s/>1,542 <text:s/></text:p>
          </table:table-cell>
          <table:table-cell table:style-name="ce46" office:value-type="float" office:value="14108.2" calcext:value-type="float">
            <text:p><text:s/>14,10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309.28" calcext:value-type="float">
            <text:p><text:s/>7,309 <text:s/></text:p>
          </table:table-cell>
          <table:table-cell table:style-name="ce42" office:value-type="float" office:value="53904.64" calcext:value-type="float">
            <text:p><text:s/>53,9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3063.6" calcext:value-type="float">
            <text:p><text:s/>13,064 <text:s/></text:p>
          </table:table-cell>
          <table:table-cell table:style-name="ce42" office:value-type="float" office:value="40825" calcext:value-type="float">
            <text:p><text:s/>40,8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797.84" calcext:value-type="float">
            <text:p><text:s/>1,798 <text:s/></text:p>
          </table:table-cell>
          <table:table-cell table:style-name="ce42" office:value-type="float" office:value="23872.16" calcext:value-type="float">
            <text:p><text:s/>23,8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145.2" calcext:value-type="float">
            <text:p><text:s/>14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58769.92" calcext:value-type="float">
            <text:p><text:s/>58,770 <text:s/></text:p>
          </table:table-cell>
          <table:table-cell table:style-name="ce42" office:value-type="float" office:value="69948.52" calcext:value-type="float">
            <text:p><text:s/>69,9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2364416.56" calcext:value-type="float">
            <text:p><text:s/>2,364,417 <text:s/></text:p>
          </table:table-cell>
          <table:table-cell table:style-name="ce42" office:value-type="float" office:value="138065.32" calcext:value-type="float">
            <text:p><text:s/>138,0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2242281.36" calcext:value-type="float">
            <text:p><text:s/>2,242,28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4836" calcext:value-type="float">
            <text:p><text:s/>44,83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77299.2" calcext:value-type="float">
            <text:p><text:s/>77,299 <text:s/></text:p>
          </table:table-cell>
          <table:table-cell table:style-name="ce42" office:value-type="float" office:value="138065.32" calcext:value-type="float">
            <text:p><text:s/>138,0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718483.92" calcext:value-type="float">
            <text:p><text:s/>718,484 <text:s/></text:p>
          </table:table-cell>
          <table:table-cell table:style-name="ce42" office:value-type="float" office:value="144662.64" calcext:value-type="float">
            <text:p><text:s/>144,6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147.52" calcext:value-type="float">
            <text:p><text:s/>1,148 <text:s/></text:p>
          </table:table-cell>
          <table:table-cell table:style-name="ce42" office:value-type="float" office:value="691.84" calcext:value-type="float">
            <text:p><text:s/>6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717336.4" calcext:value-type="float">
            <text:p><text:s/>717,336 <text:s/></text:p>
          </table:table-cell>
          <table:table-cell table:style-name="ce43" office:value-type="float" office:value="143970.8" calcext:value-type="float">
            <text:p><text:s/>143,97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73785.28" calcext:value-type="float">
            <text:p><text:s/>373,785 <text:s/></text:p>
          </table:table-cell>
          <table:table-cell table:style-name="ce42" office:value-type="float" office:value="331032.56" calcext:value-type="float">
            <text:p><text:s/>331,0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9538.4" calcext:value-type="float">
            <text:p><text:s/>39,538 <text:s/></text:p>
          </table:table-cell>
          <table:table-cell table:style-name="ce42" office:value-type="float" office:value="59877.28" calcext:value-type="float">
            <text:p><text:s/>59,8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832.72" calcext:value-type="float">
            <text:p><text:s/>2,833 <text:s/></text:p>
          </table:table-cell>
          <table:table-cell table:style-name="ce42" office:value-type="float" office:value="5112.44" calcext:value-type="float">
            <text:p><text:s/>5,1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9938.72" calcext:value-type="float">
            <text:p><text:s/>9,939 <text:s/></text:p>
          </table:table-cell>
          <table:table-cell table:style-name="ce42" office:value-type="float" office:value="429.64" calcext:value-type="float">
            <text:p><text:s/>4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5015.12" calcext:value-type="float">
            <text:p><text:s/>5,01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772.88" calcext:value-type="float">
            <text:p><text:s/>2,773 <text:s/></text:p>
          </table:table-cell>
          <table:table-cell table:style-name="ce42" office:value-type="float" office:value="1510.64" calcext:value-type="float">
            <text:p><text:s/>1,5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23615.04" calcext:value-type="float">
            <text:p><text:s/>223,615 <text:s/></text:p>
          </table:table-cell>
          <table:table-cell table:style-name="ce42" office:value-type="float" office:value="226565.64" calcext:value-type="float">
            <text:p><text:s/>226,5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90072.4" calcext:value-type="float">
            <text:p><text:s/>90,072 <text:s/></text:p>
          </table:table-cell>
          <table:table-cell table:style-name="ce43" office:value-type="float" office:value="37536.92" calcext:value-type="float">
            <text:p><text:s/>37,53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9910.932277228" calcext:value-type="float">
            <text:p><text:s/>319,911 <text:s/></text:p>
          </table:table-cell>
          <table:table-cell table:style-name="ce42" office:value-type="float" office:value="517492" calcext:value-type="float">
            <text:p><text:s/>517,492 <text:s/></text:p>
          </table:table-cell>
          <table:table-cell table:style-name="ce42" office:value-type="float" office:value="303078.520187025" calcext:value-type="float">
            <text:p><text:s/>303,0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93.2" calcext:value-type="float">
            <text:p><text:s/>7,593 <text:s/></text:p>
          </table:table-cell>
          <table:table-cell table:style-name="ce42" office:value-type="float" office:value="1132517.72608696" calcext:value-type="float">
            <text:p><text:s/>1,132,51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9910.932277228" calcext:value-type="float">
            <text:p><text:s/>319,911 <text:s/></text:p>
          </table:table-cell>
          <table:table-cell table:style-name="ce42" office:value-type="float" office:value="517492" calcext:value-type="float">
            <text:p><text:s/>517,492 <text:s/></text:p>
          </table:table-cell>
          <table:table-cell table:style-name="ce42" office:value-type="float" office:value="303078.520187025" calcext:value-type="float">
            <text:p><text:s/>303,0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93.2" calcext:value-type="float">
            <text:p><text:s/>7,593 <text:s/></text:p>
          </table:table-cell>
          <table:table-cell table:style-name="ce42" office:value-type="float" office:value="1132517.72608696" calcext:value-type="float">
            <text:p><text:s/>1,132,51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865219.71919505" calcext:value-type="float">
            <text:p><text:s/>1,865,220 <text:s/></text:p>
          </table:table-cell>
          <table:table-cell table:style-name="ce42" office:value-type="float" office:value="23731537.842164" calcext:value-type="float">
            <text:p><text:s/>23,731,5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865131.46605005" calcext:value-type="float">
            <text:p><text:s/>1,865,131 <text:s/></text:p>
          </table:table-cell>
          <table:table-cell table:style-name="ce42" office:value-type="float" office:value="22663413.5459499" calcext:value-type="float">
            <text:p><text:s/>22,663,4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88.253145" calcext:value-type="float">
            <text:p><text:s/>88 <text:s/></text:p>
          </table:table-cell>
          <table:table-cell table:style-name="ce42" office:value-type="float" office:value="1068124.296214" calcext:value-type="float">
            <text:p><text:s/>1,068,1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789262.4" calcext:value-type="float">
            <text:p><text:s/>789,26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61069.6314715905" calcext:value-type="float">
            <text:p><text:s/>61,070 <text:s/></text:p>
          </table:table-cell>
          <table:table-cell table:number-columns-repeated="2" table:style-name="ce41" office:value-type="float" office:value="52643.0310715905" calcext:value-type="float">
            <text:p><text:s/>52,643 <text:s/>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8426.6004" calcext:value-type="float">
            <text:p><text:s/>8,42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863402.3" calcext:value-type="float">
            <text:p><text:s/>1,863,4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3402.3" calcext:value-type="float">
            <text:p><text:s/>1,863,4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91342.7" calcext:value-type="float">
            <text:p><text:s/>191,343 <text:s/></text:p>
          </table:table-cell>
          <table:table-cell table:style-name="ce42" office:value-type="float" office:value="68443.2" calcext:value-type="float">
            <text:p><text:s/>68,443 <text:s/></text:p>
          </table:table-cell>
          <table:table-cell table:style-name="ce42" office:value-type="float" office:value="122899.5" calcext:value-type="float">
            <text:p><text:s/>122,9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461322" calcext:value-type="float">
            <text:p><text:s/>2,461,322 <text:s/></text:p>
          </table:table-cell>
          <table:table-cell table:style-name="ce43" office:value-type="float" office:value="720819.2" calcext:value-type="float">
            <text:p><text:s/>720,819 <text:s/></text:p>
          </table:table-cell>
          <table:table-cell table:style-name="ce43" office:value-type="float" office:value="1740502.8" calcext:value-type="float">
            <text:p><text:s/>1,740,503 <text:s/></text:p>
          </table:table-cell>
          <table:table-cell table:style-name="ce43" office:value-type="float" office:value="61069.6314715905" calcext:value-type="float">
            <text:p><text:s/>61,070 <text:s/></text:p>
          </table:table-cell>
          <table:table-cell table:number-columns-repeated="2" table:style-name="ce43" office:value-type="float" office:value="52643.0310715905" calcext:value-type="float">
            <text:p><text:s/>52,64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426.6004" calcext:value-type="float">
            <text:p><text:s/>8,4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786478.4" calcext:value-type="float">
            <text:p><text:s/>1,786,4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86478.4" calcext:value-type="float">
            <text:p><text:s/>1,786,4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41706.192226756" calcext:value-type="float">
            <text:p><text:s/>641,706 <text:s/></text:p>
          </table:table-cell>
          <table:table-cell table:style-name="ce42" office:value-type="float" office:value="2394.07273" calcext:value-type="float">
            <text:p><text:s/>2,394 <text:s/></text:p>
          </table:table-cell>
          <table:table-cell table:style-name="ce42" office:value-type="float" office:value="639312.119496756" calcext:value-type="float">
            <text:p><text:s/>639,312 <text:s/></text:p>
          </table:table-cell>
          <table:table-cell table:style-name="ce42" office:value-type="float" office:value="59384.3113956598" calcext:value-type="float">
            <text:p><text:s/>59,384 <text:s/></text:p>
          </table:table-cell>
          <table:table-cell table:number-columns-repeated="2" table:style-name="ce42" office:value-type="float" office:value="52643.0310756598" calcext:value-type="float">
            <text:p><text:s/>52,64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41.28032" calcext:value-type="float">
            <text:p><text:s/>6,7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23669.4" calcext:value-type="float">
            <text:p><text:s/>623,6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3669.4" calcext:value-type="float">
            <text:p><text:s/>623,6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8036.792226756" calcext:value-type="float">
            <text:p><text:s/>18,037 <text:s/></text:p>
          </table:table-cell>
          <table:table-cell table:style-name="ce43" office:value-type="float" office:value="2394.07273" calcext:value-type="float">
            <text:p><text:s/>2,394 <text:s/></text:p>
          </table:table-cell>
          <table:table-cell table:style-name="ce43" office:value-type="float" office:value="15642.719496756" calcext:value-type="float">
            <text:p><text:s/>15,643 <text:s/></text:p>
          </table:table-cell>
          <table:table-cell table:style-name="ce43" office:value-type="float" office:value="59384.3113956598" calcext:value-type="float">
            <text:p><text:s/>59,384 <text:s/></text:p>
          </table:table-cell>
          <table:table-cell table:number-columns-repeated="2" table:style-name="ce43" office:value-type="float" office:value="52643.0310756598" calcext:value-type="float">
            <text:p><text:s/>52,64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741.28032" calcext:value-type="float">
            <text:p><text:s/>6,7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736951.2" calcext:value-type="float">
            <text:p><text:s/>1,736,951 <text:s/></text:p>
          </table:table-cell>
          <table:table-cell table:style-name="ce42" office:value-type="float" office:value="366172" calcext:value-type="float">
            <text:p><text:s/>366,172 <text:s/></text:p>
          </table:table-cell>
          <table:table-cell table:style-name="ce42" office:value-type="float" office:value="1370779.2" calcext:value-type="float">
            <text:p><text:s/>1,370,7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736951.2" calcext:value-type="float">
            <text:p><text:s/>1,736,951 <text:s/></text:p>
          </table:table-cell>
          <table:table-cell table:style-name="ce43" office:value-type="float" office:value="366172" calcext:value-type="float">
            <text:p><text:s/>366,172 <text:s/></text:p>
          </table:table-cell>
          <table:table-cell table:style-name="ce43" office:value-type="float" office:value="1370779.2" calcext:value-type="float">
            <text:p><text:s/>1,370,77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94899.665821374" calcext:value-type="float">
            <text:p><text:s/>694,900 <text:s/></text:p>
          </table:table-cell>
          <table:table-cell table:style-name="ce42" office:value-type="float" office:value="38601.6" calcext:value-type="float">
            <text:p><text:s/>38,602 <text:s/></text:p>
          </table:table-cell>
          <table:table-cell table:style-name="ce42" office:value-type="float" office:value="656298.065821374" calcext:value-type="float">
            <text:p><text:s/>656,2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694899.665821374" calcext:value-type="float">
            <text:p><text:s/>694,900 <text:s/></text:p>
          </table:table-cell>
          <table:table-cell table:style-name="ce42" office:value-type="float" office:value="38601.6" calcext:value-type="float">
            <text:p><text:s/>38,602 <text:s/></text:p>
          </table:table-cell>
          <table:table-cell table:style-name="ce42" office:value-type="float" office:value="656298.065821374" calcext:value-type="float">
            <text:p><text:s/>656,2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75188.94195187" calcext:value-type="float">
            <text:p><text:s/>1,075,189 <text:s/></text:p>
          </table:table-cell>
          <table:table-cell table:style-name="ce44" office:value-type="float" office:value="1045995.52727" calcext:value-type="float">
            <text:p><text:s/>1,045,996 <text:s/></text:p>
          </table:table-cell>
          <table:table-cell table:style-name="ce44" office:value-type="float" office:value="29193.41468187" calcext:value-type="float">
            <text:p><text:s/>29,193 <text:s/></text:p>
          </table:table-cell>
          <table:table-cell table:style-name="ce44" office:value-type="float" office:value="1685.32007593066" calcext:value-type="float">
            <text:p><text:s/>1,685 <text:s/></text:p>
          </table:table-cell>
          <table:table-cell table:number-columns-repeated="2" table:style-name="ce44" office:value-type="float" office:value="-0.000004069338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685.32008" calcext:value-type="float">
            <text:p><text:s/>1,68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53080.14195187" calcext:value-type="float">
            <text:p><text:s/>853,080 <text:s/></text:p>
          </table:table-cell>
          <table:table-cell table:style-name="ce44" office:value-type="float" office:value="823886.72727" calcext:value-type="float">
            <text:p><text:s/>823,887 <text:s/></text:p>
          </table:table-cell>
          <table:table-cell table:style-name="ce44" office:value-type="float" office:value="29193.41468187" calcext:value-type="float">
            <text:p><text:s/>29,193 <text:s/></text:p>
          </table:table-cell>
          <table:table-cell table:style-name="ce44" office:value-type="float" office:value="1685.32007593066" calcext:value-type="float">
            <text:p><text:s/>1,685 <text:s/></text:p>
          </table:table-cell>
          <table:table-cell table:number-columns-repeated="2" table:style-name="ce44" office:value-type="float" office:value="-0.000004069338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685.32008" calcext:value-type="float">
            <text:p><text:s/>1,6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81676.84195187" calcext:value-type="float">
            <text:p><text:s/>281,677 <text:s/></text:p>
          </table:table-cell>
          <table:table-cell table:style-name="ce42" office:value-type="float" office:value="262038.72727" calcext:value-type="float">
            <text:p><text:s/>262,039 <text:s/></text:p>
          </table:table-cell>
          <table:table-cell table:style-name="ce42" office:value-type="float" office:value="19638.11468187" calcext:value-type="float">
            <text:p><text:s/>19,638 <text:s/></text:p>
          </table:table-cell>
          <table:table-cell table:style-name="ce42" office:value-type="float" office:value="1685.32007593066" calcext:value-type="float">
            <text:p><text:s/>1,685 <text:s/></text:p>
          </table:table-cell>
          <table:table-cell table:number-columns-repeated="2" table:style-name="ce42" office:value-type="float" office:value="-0.000004069338" calcext:value-type="float">
            <text:p><text:s/>-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85.32008" calcext:value-type="float">
            <text:p><text:s/>1,6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2.4" calcext:value-type="float">
            <text:p><text:s/>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4769.92727" calcext:value-type="float">
            <text:p><text:s/>14,7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640.8" calcext:value-type="float">
            <text:p><text:s/>6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40.8" calcext:value-type="float">
            <text:p><text:s/>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4069338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9581.41468187" calcext:value-type="float">
            <text:p><text:s/>19,5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81.41468187" calcext:value-type="float">
            <text:p><text:s/>19,5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9581.41468187" calcext:value-type="float">
            <text:p><text:s/>19,5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81.41468187" calcext:value-type="float">
            <text:p><text:s/>19,5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9581.41468187" calcext:value-type="float">
            <text:p>( 19,58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9581.41468187" calcext:value-type="float">
            <text:p>( 19,58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3096" calcext:value-type="float">
            <text:p><text:s/>3,0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259.2" calcext:value-type="float">
            <text:p><text:s/>25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202225.6" calcext:value-type="float">
            <text:p><text:s/>202,2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202225.6" calcext:value-type="float">
            <text:p><text:s/>202,2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03062.4" calcext:value-type="float">
            <text:p>( 103,06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3563.2" calcext:value-type="float">
            <text:p>( 33,563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52.8" calcext:value-type="float">
            <text:p><text:s/>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52.8" calcext:value-type="float">
            <text:p><text:s/>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2481.6" calcext:value-type="float">
            <text:p><text:s/>2,4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641.6" calcext:value-type="float">
            <text:p><text:s/>64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7789.9" calcext:value-type="float">
            <text:p><text:s/>37,790 <text:s/></text:p>
          </table:table-cell>
          <table:table-cell table:style-name="ce42" office:value-type="float" office:value="37751.2" calcext:value-type="float">
            <text:p><text:s/>37,751 <text:s/></text:p>
          </table:table-cell>
          <table:table-cell table:style-name="ce42" office:value-type="float" office:value="38.7" calcext:value-type="float">
            <text:p><text:s/>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8" calcext:value-type="float">
            <text:p><text:s/>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" calcext:value-type="float">
            <text:p><text:s/>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76.8" calcext:value-type="float">
            <text:p><text:s/>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5.32008" calcext:value-type="float">
            <text:p><text:s/>1,6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85.32008" calcext:value-type="float">
            <text:p><text:s/>1,6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05161.2" calcext:value-type="float">
            <text:p><text:s/>105,161 <text:s/></text:p>
          </table:table-cell>
          <table:table-cell table:style-name="ce42" office:value-type="float" office:value="97518.4" calcext:value-type="float">
            <text:p><text:s/>97,518 <text:s/></text:p>
          </table:table-cell>
          <table:table-cell table:style-name="ce42" office:value-type="float" office:value="7642.8" calcext:value-type="float">
            <text:p><text:s/>7,6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0552.3" calcext:value-type="float">
            <text:p><text:s/>90,552 <text:s/></text:p>
          </table:table-cell>
          <table:table-cell table:style-name="ce42" office:value-type="float" office:value="84660" calcext:value-type="float">
            <text:p><text:s/>84,660 <text:s/></text:p>
          </table:table-cell>
          <table:table-cell table:style-name="ce42" office:value-type="float" office:value="5892.3" calcext:value-type="float">
            <text:p><text:s/>5,8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1370.5" calcext:value-type="float">
            <text:p><text:s/>11,371 <text:s/></text:p>
          </table:table-cell>
          <table:table-cell table:style-name="ce42" office:value-type="float" office:value="9771.2" calcext:value-type="float">
            <text:p><text:s/>9,771 <text:s/></text:p>
          </table:table-cell>
          <table:table-cell table:style-name="ce42" office:value-type="float" office:value="1599.3" calcext:value-type="float">
            <text:p><text:s/>1,5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238.4" calcext:value-type="float">
            <text:p><text:s/>3,238 <text:s/></text:p>
          </table:table-cell>
          <table:table-cell table:style-name="ce43" office:value-type="float" office:value="3087.2" calcext:value-type="float">
            <text:p><text:s/>3,087 <text:s/></text:p>
          </table:table-cell>
          <table:table-cell table:style-name="ce43" office:value-type="float" office:value="151.2" calcext:value-type="float">
            <text:p><text:s/>15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66242.1" calcext:value-type="float">
            <text:p><text:s/>466,242 <text:s/></text:p>
          </table:table-cell>
          <table:table-cell table:style-name="ce44" office:value-type="float" office:value="464329.6" calcext:value-type="float">
            <text:p><text:s/>464,330 <text:s/></text:p>
          </table:table-cell>
          <table:table-cell table:style-name="ce44" office:value-type="float" office:value="1912.5" calcext:value-type="float">
            <text:p><text:s/>1,91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22108.8" calcext:value-type="float">
            <text:p><text:s/>222,1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22108.8" calcext:value-type="float">
            <text:p><text:s/>222,1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870401.260237" calcext:value-type="float">
            <text:p><text:s/>2,870,401 <text:s/></text:p>
          </table:table-cell>
          <table:table-cell table:style-name="ce42" office:value-type="float" office:value="31378" calcext:value-type="float">
            <text:p><text:s/>31,378 <text:s/></text:p>
          </table:table-cell>
          <table:table-cell table:style-name="ce42" office:value-type="float" office:value="2839023.260237" calcext:value-type="float">
            <text:p><text:s/>2,839,023 <text:s/></text:p>
          </table:table-cell>
          <table:table-cell table:style-name="ce42" office:value-type="float" office:value="246236.649789" calcext:value-type="float">
            <text:p><text:s/>246,237 <text:s/></text:p>
          </table:table-cell>
          <table:table-cell table:number-columns-repeated="2" table:style-name="ce42" office:value-type="float" office:value="236610.649789" calcext:value-type="float">
            <text:p><text:s/>236,6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26" calcext:value-type="float">
            <text:p><text:s/>9,6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667085.6" calcext:value-type="float">
            <text:p><text:s/>2,667,0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67085.6" calcext:value-type="float">
            <text:p><text:s/>2,667,0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03315.660237" calcext:value-type="float">
            <text:p><text:s/>203,316 <text:s/></text:p>
          </table:table-cell>
          <table:table-cell table:style-name="ce42" office:value-type="float" office:value="31378" calcext:value-type="float">
            <text:p><text:s/>31,378 <text:s/></text:p>
          </table:table-cell>
          <table:table-cell table:style-name="ce42" office:value-type="float" office:value="171937.660237" calcext:value-type="float">
            <text:p><text:s/>171,938 <text:s/></text:p>
          </table:table-cell>
          <table:table-cell table:style-name="ce42" office:value-type="float" office:value="246236.649789" calcext:value-type="float">
            <text:p><text:s/>246,237 <text:s/></text:p>
          </table:table-cell>
          <table:table-cell table:number-columns-repeated="2" table:style-name="ce42" office:value-type="float" office:value="236610.649789" calcext:value-type="float">
            <text:p><text:s/>236,6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26" calcext:value-type="float">
            <text:p><text:s/>9,6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31413.669004" calcext:value-type="float">
            <text:p><text:s/>331,414 <text:s/></text:p>
          </table:table-cell>
          <table:table-cell table:style-name="ce41" office:value-type="float" office:value="1548" calcext:value-type="float">
            <text:p><text:s/>1,548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196595.3692" calcext:value-type="float">
            <text:p><text:s/>9,196,5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196595.3692" calcext:value-type="float">
            <text:p><text:s/>9,196,595 <text:s/></text:p>
          </table:table-cell>
          <table:table-cell table:style-name="ce43" office:value-type="float" office:value="331413.669004" calcext:value-type="float">
            <text:p><text:s/>331,414 <text:s/></text:p>
          </table:table-cell>
          <table:table-cell table:style-name="ce43" office:value-type="float" office:value="1548" calcext:value-type="float">
            <text:p><text:s/>1,54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21455.919930386" calcext:value-type="float">
            <text:p><text:s/>-21,45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196595.3692" calcext:value-type="float">
            <text:p><text:s/>9,196,595 <text:s/></text:p>
          </table:table-cell>
          <table:table-cell table:style-name="ce42" office:value-type="float" office:value="473693.445004" calcext:value-type="float">
            <text:p><text:s/>473,693 <text:s/></text:p>
          </table:table-cell>
          <table:table-cell table:style-name="ce42" office:value-type="float" office:value="1548" calcext:value-type="float">
            <text:p><text:s/>1,54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196595.3692" calcext:value-type="float">
            <text:p><text:s/>9,196,595 <text:s/></text:p>
          </table:table-cell>
          <table:table-cell table:style-name="ce42" office:value-type="float" office:value="473693.445004" calcext:value-type="float">
            <text:p><text:s/>473,693 <text:s/></text:p>
          </table:table-cell>
          <table:table-cell table:style-name="ce42" office:value-type="float" office:value="1548" calcext:value-type="float">
            <text:p><text:s/>1,54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279.776" calcext:value-type="float">
            <text:p><text:s/>142,2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29267.360528" calcext:value-type="float">
            <text:p><text:s/>8,529,26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279.776" calcext:value-type="float">
            <text:p><text:s/>142,2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29267.360528" calcext:value-type="float">
            <text:p><text:s/>8,529,267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44115.484438" calcext:value-type="float">
            <text:p><text:s/>744,11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55.496526" calcext:value-type="float">
            <text:p><text:s/>1,85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5.53747" calcext:value-type="float">
            <text:p><text:s/>26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8.906466" calcext:value-type="float">
            <text:p><text:s/>78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5784.916284" calcext:value-type="float">
            <text:p><text:s/>195,78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8714.369692" calcext:value-type="float">
            <text:p><text:s/>358,71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6706.258" calcext:value-type="float">
            <text:p><text:s/>186,70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16635.431472386" calcext:value-type="float">
            <text:p><text:s/>516,635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289972.364548" calcext:value-type="float">
            <text:p><text:s/>7,289,972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289972.364548" calcext:value-type="float">
            <text:p><text:s/>7,289,97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28284.943972" calcext:value-type="float">
            <text:p><text:s/>4,128,28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584.268286" calcext:value-type="float">
            <text:p><text:s/>12,58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1756.55562" calcext:value-type="float">
            <text:p><text:s/>231,75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4658.954728" calcext:value-type="float">
            <text:p><text:s/>614,6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766.220122" calcext:value-type="float">
            <text:p><text:s/>13,7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447.243458" calcext:value-type="float">
            <text:p><text:s/>57,44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0342.934008" calcext:value-type="float">
            <text:p><text:s/>290,34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339.45571" calcext:value-type="float">
            <text:p><text:s/>18,3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57999.893328" calcext:value-type="float">
            <text:p><text:s/>758,0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3029.614288" calcext:value-type="float">
            <text:p><text:s/>223,0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10946.225024" calcext:value-type="float">
            <text:p>( 110,94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88528.849608" calcext:value-type="float">
            <text:p>( 88,529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3554.539656" calcext:value-type="float">
            <text:p>( 23,55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6230.64523" calcext:value-type="float">
            <text:p><text:s/>356,23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8739.63381" calcext:value-type="float">
            <text:p><text:s/>178,740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9040.308372" calcext:value-type="float">
            <text:p><text:s/>129,04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668.308506" calcext:value-type="float">
            <text:p><text:s/>49,668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95427.528664" calcext:value-type="float">
            <text:p><text:s/>195,42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0142.90084" calcext:value-type="float">
            <text:p><text:s/>330,14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8469.892164" calcext:value-type="float">
            <text:p><text:s/>188,4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1673.008676" calcext:value-type="float">
            <text:p><text:s/>141,67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8055.29422" calcext:value-type="float">
            <text:p><text:s/>518,05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7861.110738" calcext:value-type="float">
            <text:p><text:s/>497,86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194.183482" calcext:value-type="float">
            <text:p><text:s/>20,19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8574.815072" calcext:value-type="float">
            <text:p>( 8,57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4166.372304" calcext:value-type="float">
            <text:p><text:s/>244,16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97339.547888" calcext:value-type="float">
            <text:p><text:s/>97,34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6408.53527" calcext:value-type="float">
            <text:p><text:s/>306,40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0116.161928" calcext:value-type="float">
            <text:p><text:s/>90,1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239.585662" calcext:value-type="float">
            <text:p><text:s/>77,24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176.981946" calcext:value-type="float">
            <text:p><text:s/>69,1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607.893112" calcext:value-type="float">
            <text:p><text:s/>24,608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111.23983" calcext:value-type="float">
            <text:p><text:s/>17,11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111.23983" calcext:value-type="float">
            <text:p><text:s/>17,11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1305.297894" calcext:value-type="float">
            <text:p><text:s/>151,3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245.02093" calcext:value-type="float">
            <text:p><text:s/>25,245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26060.276964" calcext:value-type="float">
            <text:p><text:s/>126,0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25224.193756" calcext:value-type="float">
            <text:p><text:s/>1,425,2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729.926541392" calcext:value-type="float">
            <text:p><text:s/>168,7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130.6648355758" calcext:value-type="float">
            <text:p><text:s/>70,13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358.857838" calcext:value-type="float">
            <text:p><text:s/>24,3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304.821706" calcext:value-type="float">
            <text:p><text:s/>19,3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610.273546" calcext:value-type="float">
            <text:p><text:s/>44,6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073.2000036715" calcext:value-type="float">
            <text:p><text:s/>38,07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384.8672931531" calcext:value-type="float">
            <text:p><text:s/>15,38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5147.321558207" calcext:value-type="float">
            <text:p><text:s/>215,14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5517.44431" calcext:value-type="float">
            <text:p><text:s/>185,517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643966.816124" calcext:value-type="float">
            <text:p><text:s/>643,967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568046.689096" calcext:value-type="float">
            <text:p><text:s/>1,568,04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5290082" calcext:value-type="float">
            <text:p><text:s/>35,290,082 <text:s/></text:p>
          </table:table-cell>
          <table:table-cell table:style-name="ce42" office:value-type="float" office:value="5508063.314" calcext:value-type="float">
            <text:p><text:s/>5,508,063 <text:s/></text:p>
          </table:table-cell>
          <table:table-cell table:style-name="ce42" office:value-type="float" office:value="1800" calcext:value-type="float">
            <text:p><text:s/>1,8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5290082" calcext:value-type="float">
            <text:p><text:s/>35,290,082 <text:s/></text:p>
          </table:table-cell>
          <table:table-cell table:style-name="ce42" office:value-type="float" office:value="5508063.314" calcext:value-type="float">
            <text:p><text:s/>5,508,063 <text:s/></text:p>
          </table:table-cell>
          <table:table-cell table:style-name="ce42" office:value-type="float" office:value="1800" calcext:value-type="float">
            <text:p><text:s/>1,8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0年(西元1991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22392.9" calcext:value-type="float">
            <text:p><text:s/>22,39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42030.07547556" calcext:value-type="float">
            <text:p><text:s/>1,542,030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690887.1307738" calcext:value-type="float">
            <text:p><text:s/>50,690,887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6816.131270977" calcext:value-type="float">
            <text:p><text:s/>666,816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7669.08" calcext:value-type="float">
            <text:p><text:s/>1,447,669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3556" calcext:value-type="float">
            <text:p><text:s/>643,556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140622.25027437" calcext:value-type="float">
            <text:p><text:s/>-1,140,622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2392.9" calcext:value-type="float">
            <text:p><text:s/>22,39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0615498.2452528" calcext:value-type="float">
            <text:p><text:s/>50,615,498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98202.09049431" calcext:value-type="float">
            <text:p><text:s/>3,698,202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21455.919930386" calcext:value-type="float">
            <text:p><text:s/>-21,456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622247.1262759" calcext:value-type="float">
            <text:p><text:s/>50,622,247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62440.388" calcext:value-type="float">
            <text:p><text:s/>2,762,440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4232.1155" calcext:value-type="float">
            <text:p><text:s/>1,964,232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629951.01" calcext:value-type="float">
            <text:p><text:s/>23,629,951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013765.412204" calcext:value-type="float">
            <text:p><text:s/>21,013,765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51858.20057189" calcext:value-type="float">
            <text:p><text:s/>1,251,858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293891.6567203" calcext:value-type="float">
            <text:p><text:s/>39,293,892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038920.4569507" calcext:value-type="float">
            <text:p><text:s/>37,038,920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254971.1997696" calcext:value-type="float">
            <text:p><text:s/>2,254,971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32086.84424618" calcext:value-type="float">
            <text:p><text:s/>3,232,087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61.320526" calcext:value-type="float">
            <text:p><text:s/>2,361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9568.07277" calcext:value-type="float">
            <text:p><text:s/>269,568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9592.7631" calcext:value-type="float">
            <text:p><text:s/>279,593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0.466466" calcext:value-type="float">
            <text:p><text:s/>790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8752.75369218" calcext:value-type="float">
            <text:p><text:s/>2,128,753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3938.809692" calcext:value-type="float">
            <text:p><text:s/>363,939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6706.258" calcext:value-type="float">
            <text:p><text:s/>186,706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76.4" calcext:value-type="float">
            <text:p><text:s/>376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33741.453272386" calcext:value-type="float">
            <text:p><text:s/>533,741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2392.9" calcext:value-type="float">
            <text:p><text:s/>22,39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844568.3076147" calcext:value-type="float">
            <text:p><text:s/>31,844,568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2392.9" calcext:value-type="float">
            <text:p><text:s/>22,39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7033250.3990635" calcext:value-type="float">
            <text:p><text:s/>27,033,250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46539.6514065" calcext:value-type="float">
            <text:p><text:s/>13,146,540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832.325881" calcext:value-type="float">
            <text:p><text:s/>49,832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5100.377933596" calcext:value-type="float">
            <text:p><text:s/>685,100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8533.71926144" calcext:value-type="float">
            <text:p><text:s/>1,558,534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963.420122" calcext:value-type="float">
            <text:p><text:s/>38,963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930.013788" calcext:value-type="float">
            <text:p><text:s/>65,930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0893.567952565" calcext:value-type="float">
            <text:p><text:s/>950,894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44.050096" calcext:value-type="float">
            <text:p><text:s/>24,344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62350.22221237" calcext:value-type="float">
            <text:p><text:s/>2,562,350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3314.03425607" calcext:value-type="float">
            <text:p><text:s/>1,483,314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69232.51054004" calcext:value-type="float">
            <text:p>( 1,269,233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0526.984060027" calcext:value-type="float">
            <text:p>( 190,527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3554.539656" calcext:value-type="float">
            <text:p>( 23,555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9205.174115415" calcext:value-type="float">
            <text:p><text:s/>559,205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6255.783840886" calcext:value-type="float">
            <text:p><text:s/>516,256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575.23" calcext:value-type="float">
            <text:p><text:s/>3,575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1847.299822" calcext:value-type="float">
            <text:p><text:s/>241,847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620.464174" calcext:value-type="float">
            <text:p><text:s/>160,620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28521.12680184" calcext:value-type="float">
            <text:p><text:s/>428,521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2205.793943" calcext:value-type="float">
            <text:p><text:s/>2,962,206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5763.358927" calcext:value-type="float">
            <text:p><text:s/>1,855,763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6442.435016" calcext:value-type="float">
            <text:p><text:s/>1,106,442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42262.478167" calcext:value-type="float">
            <text:p>( 142,262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87505.002153" calcext:value-type="float">
            <text:p>( 287,505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48263.18343671" calcext:value-type="float">
            <text:p><text:s/>1,848,263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4464.85747771" calcext:value-type="float">
            <text:p><text:s/>1,764,465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798.325959" calcext:value-type="float">
            <text:p><text:s/>83,798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816.615072" calcext:value-type="float">
            <text:p>( 8,817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9957.700998" calcext:value-type="float">
            <text:p><text:s/>329,958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19098.877888" calcext:value-type="float">
            <text:p><text:s/>119,099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7667.321898" calcext:value-type="float">
            <text:p><text:s/>417,667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3599.402701" calcext:value-type="float">
            <text:p><text:s/>153,599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9858.427359" calcext:value-type="float">
            <text:p><text:s/>319,858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654.902026" calcext:value-type="float">
            <text:p><text:s/>71,655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7297.453112" calcext:value-type="float">
            <text:p><text:s/>157,297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33268.31983" calcext:value-type="float">
            <text:p><text:s/>7,033,268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279.2" calcext:value-type="float">
            <text:p><text:s/>100,279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55677.36" calcext:value-type="float">
            <text:p><text:s/>6,655,677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947.23983" calcext:value-type="float">
            <text:p><text:s/>61,947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5364.52" calcext:value-type="float">
            <text:p><text:s/>215,365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5145.037894" calcext:value-type="float">
            <text:p><text:s/>1,015,145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769.69093" calcext:value-type="float">
            <text:p><text:s/>27,770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87375.346964" calcext:value-type="float">
            <text:p><text:s/>987,375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671.787" calcext:value-type="float">
            <text:p><text:s/>6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92799.516279" calcext:value-type="float">
            <text:p><text:s/>2,592,800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8729.926541392" calcext:value-type="float">
            <text:p><text:s/>168,730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0232.497031576" calcext:value-type="float">
            <text:p><text:s/>280,232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363.517838" calcext:value-type="float">
            <text:p><text:s/>32,364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824.501706" calcext:value-type="float">
            <text:p><text:s/>29,825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368.333546" calcext:value-type="float">
            <text:p><text:s/>60,368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684.8600036715" calcext:value-type="float">
            <text:p><text:s/>48,685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384.8672931531" calcext:value-type="float">
            <text:p><text:s/>15,385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5147.321558207" calcext:value-type="float">
            <text:p><text:s/>215,147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671.787" calcext:value-type="float">
            <text:p><text:s/>6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8616.514087" calcext:value-type="float">
            <text:p><text:s/>928,617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13447.176674" calcext:value-type="float">
            <text:p><text:s/>813,447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21721.113" calcext:value-type="float">
            <text:p><text:s/>21,72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245497.873654" calcext:value-type="float">
            <text:p><text:s/>3,245,498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11317.90855121" calcext:value-type="float">
            <text:p><text:s/>4,811,318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11317.90855121" calcext:value-type="float">
            <text:p><text:s/>4,811,318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81649.57" calcext:value-type="float">
            <text:p>( 2,081,650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177554.462997" calcext:value-type="float">
            <text:p><text:s/>99,177,554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852761.463" calcext:value-type="float">
            <text:p><text:s/>92,852,761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24792.999997" calcext:value-type="float">
            <text:p><text:s/>6,324,793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